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ext-properties fo:color="#000000"/>
    </style:style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7">
            <text:p>333.500</text:p>
          </table:table-cell>
          <table:table-cell office:value-type="float" office:value="13316870" table:style-name="ce8">
            <text:p>13.316.870</text:p>
          </table:table-cell>
          <table:table-cell office:value-type="float" office:value="12809353" table:style-name="ce8">
            <text:p>12.809.353</text:p>
          </table:table-cell>
          <table:table-cell office:value-type="percentage" office:value="0.96188916764975552" table:style-name="ce9">
            <text:p>96,2%</text:p>
          </table:table-cell>
          <table:table-cell office:value-type="float" office:value="6816142" table:style-name="ce7">
            <text:p>6.816.142</text:p>
          </table:table-cell>
          <table:table-cell office:value-type="float" office:value="6666861" table:style-name="ce7">
            <text:p>6.666.861</text:p>
          </table:table-cell>
          <table:table-cell office:value-type="float" office:value="48182" table:style-name="ce7">
            <text:p>48.182</text:p>
          </table:table-cell>
          <table:table-cell office:value-type="date" office:date-value="2021-10-17T00:00:00" table:style-name="ce10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12">
            <text:p>64.700</text:p>
          </table:table-cell>
          <table:table-cell office:value-type="float" office:value="2136845" table:style-name="ce13">
            <text:p>2.136.845</text:p>
          </table:table-cell>
          <table:table-cell office:value-type="float" office:value="1997389" table:style-name="ce13">
            <text:p>1.997.389</text:p>
          </table:table-cell>
          <table:table-cell office:value-type="percentage" office:value="0.93473742831136564" table:style-name="ce14">
            <text:p>93,5%</text:p>
          </table:table-cell>
          <table:table-cell office:value-type="float" office:value="1064065" table:style-name="ce12">
            <text:p>1.064.065</text:p>
          </table:table-cell>
          <table:table-cell office:value-type="float" office:value="1043716" table:style-name="ce12">
            <text:p>1.043.716</text:p>
          </table:table-cell>
          <table:table-cell office:value-type="float" office:value="16348" table:style-name="ce12">
            <text:p>16.348</text:p>
          </table:table-cell>
          <table:table-cell office:value-type="date" office:date-value="2021-10-15T00:00:00" table:style-name="ce15">
            <text:p>1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1650625" table:style-name="ce13">
            <text:p>1.650.625</text:p>
          </table:table-cell>
          <table:table-cell office:value-type="float" office:value="1672961" table:style-name="ce13">
            <text:p>1.672.961</text:p>
          </table:table-cell>
          <table:table-cell office:value-type="percentage" office:value="1.0135318439984855" table:style-name="ce14">
            <text:p>101,4%</text:p>
          </table:table-cell>
          <table:table-cell office:value-type="float" office:value="872960" table:style-name="ce12">
            <text:p>872.960</text:p>
          </table:table-cell>
          <table:table-cell office:value-type="float" office:value="863437" table:style-name="ce12">
            <text:p>863.437</text:p>
          </table:table-cell>
          <table:table-cell office:value-type="float" office:value="10645" table:style-name="ce12">
            <text:p>10.645</text:p>
          </table:table-cell>
          <table:table-cell office:value-type="date" office:date-value="2021-10-16T00:00:00" table:style-name="ce15">
            <text:p>16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12">
            <text:p>57.600</text:p>
          </table:table-cell>
          <table:table-cell office:value-type="float" office:value="1891250" table:style-name="ce13">
            <text:p>1.891.250</text:p>
          </table:table-cell>
          <table:table-cell office:value-type="float" office:value="1599036" table:style-name="ce13">
            <text:p>1.599.036</text:p>
          </table:table-cell>
          <table:table-cell office:value-type="percentage" office:value="0.84549160608063445" table:style-name="ce14">
            <text:p>84,5%</text:p>
          </table:table-cell>
          <table:table-cell office:value-type="float" office:value="853205" table:style-name="ce12">
            <text:p>853.205</text:p>
          </table:table-cell>
          <table:table-cell office:value-type="float" office:value="835294" table:style-name="ce12">
            <text:p>835.294</text:p>
          </table:table-cell>
          <table:table-cell office:value-type="float" office:value="4771" table:style-name="ce12">
            <text:p>4.771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3522840" table:style-name="ce13">
            <text:p>3.522.840</text:p>
          </table:table-cell>
          <table:table-cell office:value-type="float" office:value="3136793" table:style-name="ce13">
            <text:p>3.136.793</text:p>
          </table:table-cell>
          <table:table-cell office:value-type="percentage" office:value="0.89041597120505045" table:style-name="ce14">
            <text:p>89,0%</text:p>
          </table:table-cell>
          <table:table-cell office:value-type="float" office:value="1669101" table:style-name="ce12">
            <text:p>1.669.101</text:p>
          </table:table-cell>
          <table:table-cell office:value-type="float" office:value="1626391" table:style-name="ce12">
            <text:p>1.626.391</text:p>
          </table:table-cell>
          <table:table-cell office:value-type="float" office:value="11806" table:style-name="ce12">
            <text:p>11.806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2200" table:style-name="ce12">
            <text:p>22.200</text:p>
          </table:table-cell>
          <table:table-cell office:value-type="float" office:value="989605" table:style-name="ce13">
            <text:p>989.605</text:p>
          </table:table-cell>
          <table:table-cell office:value-type="float" office:value="918197" table:style-name="ce13">
            <text:p>918.197</text:p>
          </table:table-cell>
          <table:table-cell office:value-type="percentage" office:value="0.92784191672434957" table:style-name="ce14">
            <text:p>92,8%</text:p>
          </table:table-cell>
          <table:table-cell office:value-type="float" office:value="481238" table:style-name="ce12">
            <text:p>481.238</text:p>
          </table:table-cell>
          <table:table-cell office:value-type="float" office:value="474532" table:style-name="ce12">
            <text:p>474.532</text:p>
          </table:table-cell>
          <table:table-cell office:value-type="float" office:value="6790" table:style-name="ce12">
            <text:p>6.790</text:p>
          </table:table-cell>
          <table:table-cell office:value-type="date" office:date-value="2021-10-16T00:00:00" table:style-name="ce15">
            <text:p>16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12">
            <text:p>102.200</text:p>
          </table:table-cell>
          <table:table-cell office:value-type="float" office:value="3912325" table:style-name="ce13">
            <text:p>3.912.325</text:p>
          </table:table-cell>
          <table:table-cell office:value-type="float" office:value="3789593" table:style-name="ce13">
            <text:p>3.789.593</text:p>
          </table:table-cell>
          <table:table-cell office:value-type="percentage" office:value="0.96862939556401884" table:style-name="ce14">
            <text:p>96,9%</text:p>
          </table:table-cell>
          <table:table-cell office:value-type="float" office:value="1997532" table:style-name="ce12">
            <text:p>1.997.532</text:p>
          </table:table-cell>
          <table:table-cell office:value-type="float" office:value="1957559" table:style-name="ce12">
            <text:p>1.957.559</text:p>
          </table:table-cell>
          <table:table-cell office:value-type="float" office:value="62850" table:style-name="ce12">
            <text:p>62.850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12">
            <text:p>95.075</text:p>
          </table:table-cell>
          <table:table-cell office:value-type="float" office:value="3267280" table:style-name="ce13">
            <text:p>3.267.280</text:p>
          </table:table-cell>
          <table:table-cell office:value-type="float" office:value="3018178" table:style-name="ce13">
            <text:p>3.018.178</text:p>
          </table:table-cell>
          <table:table-cell office:value-type="percentage" office:value="0.92375860042604241" table:style-name="ce14">
            <text:p>92,4%</text:p>
          </table:table-cell>
          <table:table-cell office:value-type="float" office:value="1614679" table:style-name="ce12">
            <text:p>1.614.679</text:p>
          </table:table-cell>
          <table:table-cell office:value-type="float" office:value="1551613" table:style-name="ce12">
            <text:p>1.551.613</text:p>
          </table:table-cell>
          <table:table-cell office:value-type="float" office:value="20097" table:style-name="ce12">
            <text:p>20.097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12">
            <text:p>375.750</text:p>
          </table:table-cell>
          <table:table-cell office:value-type="float" office:value="11863410" table:style-name="ce13">
            <text:p>11.863.410</text:p>
          </table:table-cell>
          <table:table-cell office:value-type="float" office:value="11101066" table:style-name="ce13">
            <text:p>11.101.066</text:p>
          </table:table-cell>
          <table:table-cell office:value-type="percentage" office:value="0.93573989266155344" table:style-name="ce14">
            <text:p>93,6%</text:p>
          </table:table-cell>
          <table:table-cell office:value-type="float" office:value="5943762" table:style-name="ce12">
            <text:p>5.943.762</text:p>
          </table:table-cell>
          <table:table-cell office:value-type="float" office:value="5804400" table:style-name="ce12">
            <text:p>5.804.400</text:p>
          </table:table-cell>
          <table:table-cell office:value-type="float" office:value="61844" table:style-name="ce12">
            <text:p>61.844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12">
            <text:p>213.450</text:p>
          </table:table-cell>
          <table:table-cell office:value-type="float" office:value="8088540" table:style-name="ce13">
            <text:p>8.088.540</text:p>
          </table:table-cell>
          <table:table-cell office:value-type="float" office:value="7638173" table:style-name="ce13">
            <text:p>7.638.173</text:p>
          </table:table-cell>
          <table:table-cell office:value-type="percentage" office:value="0.94432035942209591" table:style-name="ce14">
            <text:p>94,4%</text:p>
          </table:table-cell>
          <table:table-cell office:value-type="float" office:value="4065184" table:style-name="ce12">
            <text:p>4.065.184</text:p>
          </table:table-cell>
          <table:table-cell office:value-type="float" office:value="3994031" table:style-name="ce12">
            <text:p>3.994.031</text:p>
          </table:table-cell>
          <table:table-cell office:value-type="float" office:value="35202" table:style-name="ce12">
            <text:p>35.202</text:p>
          </table:table-cell>
          <table:table-cell office:value-type="date" office:date-value="2021-10-16T00:00:00" table:style-name="ce15">
            <text:p>16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12">
            <text:p>51.750</text:p>
          </table:table-cell>
          <table:table-cell office:value-type="float" office:value="1682775" table:style-name="ce13">
            <text:p>1.682.775</text:p>
          </table:table-cell>
          <table:table-cell office:value-type="float" office:value="1703910" table:style-name="ce13">
            <text:p>1.703.910</text:p>
          </table:table-cell>
          <table:table-cell office:value-type="percentage" office:value="1.0125596113562418" table:style-name="ce14">
            <text:p>101,3%</text:p>
          </table:table-cell>
          <table:table-cell office:value-type="float" office:value="895976" table:style-name="ce12">
            <text:p>895.976</text:p>
          </table:table-cell>
          <table:table-cell office:value-type="float" office:value="880961" table:style-name="ce12">
            <text:p>880.961</text:p>
          </table:table-cell>
          <table:table-cell office:value-type="float" office:value="16775" table:style-name="ce12">
            <text:p>16.775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12">
            <text:p>122.700</text:p>
          </table:table-cell>
          <table:table-cell office:value-type="float" office:value="4358529" table:style-name="ce13">
            <text:p>4.358.529</text:p>
          </table:table-cell>
          <table:table-cell office:value-type="float" office:value="4401287" table:style-name="ce13">
            <text:p>4.401.287</text:p>
          </table:table-cell>
          <table:table-cell office:value-type="percentage" office:value="1.0098101905482331" table:style-name="ce14">
            <text:p>101,0%</text:p>
          </table:table-cell>
          <table:table-cell office:value-type="float" office:value="2305995" table:style-name="ce12">
            <text:p>2.305.995</text:p>
          </table:table-cell>
          <table:table-cell office:value-type="float" office:value="2281355" table:style-name="ce12">
            <text:p>2.281.355</text:p>
          </table:table-cell>
          <table:table-cell office:value-type="float" office:value="24016" table:style-name="ce12">
            <text:p>24.016</text:p>
          </table:table-cell>
          <table:table-cell office:value-type="date" office:date-value="2021-10-16T00:00:00" table:style-name="ce15">
            <text:p>16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12">
            <text:p>15.200</text:p>
          </table:table-cell>
          <table:table-cell office:value-type="float" office:value="510565" table:style-name="ce13">
            <text:p>510.565</text:p>
          </table:table-cell>
          <table:table-cell office:value-type="float" office:value="479582" table:style-name="ce13">
            <text:p>479.582</text:p>
          </table:table-cell>
          <table:table-cell office:value-type="percentage" office:value="0.93931624768638666" table:style-name="ce14">
            <text:p>93,9%</text:p>
          </table:table-cell>
          <table:table-cell office:value-type="float" office:value="258930" table:style-name="ce12">
            <text:p>258.930</text:p>
          </table:table-cell>
          <table:table-cell office:value-type="float" office:value="253326" table:style-name="ce12">
            <text:p>253.326</text:p>
          </table:table-cell>
          <table:table-cell office:value-type="float" office:value="2779" table:style-name="ce12">
            <text:p>2.779</text:p>
          </table:table-cell>
          <table:table-cell office:value-type="date" office:date-value="2021-10-15T00:00:00" table:style-name="ce15">
            <text:p>1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12">
            <text:p>321.450</text:p>
          </table:table-cell>
          <table:table-cell office:value-type="float" office:value="10825829" table:style-name="ce13">
            <text:p>10.825.829</text:p>
          </table:table-cell>
          <table:table-cell office:value-type="float" office:value="9832598" table:style-name="ce13">
            <text:p>9.832.598</text:p>
          </table:table-cell>
          <table:table-cell office:value-type="percentage" office:value="0.90825358501413611" table:style-name="ce14">
            <text:p>90,8%</text:p>
          </table:table-cell>
          <table:table-cell office:value-type="float" office:value="5316707" table:style-name="ce12">
            <text:p>5.316.707</text:p>
          </table:table-cell>
          <table:table-cell office:value-type="float" office:value="5192127" table:style-name="ce12">
            <text:p>5.192.127</text:p>
          </table:table-cell>
          <table:table-cell office:value-type="float" office:value="44023" table:style-name="ce12">
            <text:p>44.023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407175" table:style-name="ce13">
            <text:p>2.407.175</text:p>
          </table:table-cell>
          <table:table-cell office:value-type="float" office:value="2215869" table:style-name="ce13">
            <text:p>2.215.869</text:p>
          </table:table-cell>
          <table:table-cell office:value-type="percentage" office:value="0.92052675854476718" table:style-name="ce14">
            <text:p>92,1%</text:p>
          </table:table-cell>
          <table:table-cell office:value-type="float" office:value="1185833" table:style-name="ce12">
            <text:p>1.185.833</text:p>
          </table:table-cell>
          <table:table-cell office:value-type="float" office:value="1150417" table:style-name="ce12">
            <text:p>1.150.417</text:p>
          </table:table-cell>
          <table:table-cell office:value-type="float" office:value="4876" table:style-name="ce12">
            <text:p>4.876</text:p>
          </table:table-cell>
          <table:table-cell office:value-type="date" office:date-value="2021-10-15T00:00:00" table:style-name="ce15">
            <text:p>1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12">
            <text:p>23.750</text:p>
          </table:table-cell>
          <table:table-cell office:value-type="float" office:value="1046175" table:style-name="ce13">
            <text:p>1.046.175</text:p>
          </table:table-cell>
          <table:table-cell office:value-type="float" office:value="980194" table:style-name="ce13">
            <text:p>980.194</text:p>
          </table:table-cell>
          <table:table-cell office:value-type="percentage" office:value="0.93693120175878797" table:style-name="ce14">
            <text:p>93,7%</text:p>
          </table:table-cell>
          <table:table-cell office:value-type="float" office:value="526552" table:style-name="ce12">
            <text:p>526.552</text:p>
          </table:table-cell>
          <table:table-cell office:value-type="float" office:value="519348" table:style-name="ce12">
            <text:p>519.348</text:p>
          </table:table-cell>
          <table:table-cell office:value-type="float" office:value="3132" table:style-name="ce12">
            <text:p>3.132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12">
            <text:p>101.300</text:p>
          </table:table-cell>
          <table:table-cell office:value-type="float" office:value="3668820" table:style-name="ce13">
            <text:p>3.668.820</text:p>
          </table:table-cell>
          <table:table-cell office:value-type="float" office:value="3359655" table:style-name="ce13">
            <text:p>3.359.655</text:p>
          </table:table-cell>
          <table:table-cell office:value-type="percentage" office:value="0.91573176116571542" table:style-name="ce14">
            <text:p>91,6%</text:p>
          </table:table-cell>
          <table:table-cell office:value-type="float" office:value="1806754" table:style-name="ce12">
            <text:p>1.806.754</text:p>
          </table:table-cell>
          <table:table-cell office:value-type="float" office:value="1773884" table:style-name="ce12">
            <text:p>1.773.884</text:p>
          </table:table-cell>
          <table:table-cell office:value-type="float" office:value="13140" table:style-name="ce12">
            <text:p>13.140</text:p>
          </table:table-cell>
          <table:table-cell office:value-type="date" office:date-value="2021-10-17T00:00:00" table:style-name="ce15">
            <text:p>17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12">
            <text:p>4.150</text:p>
          </table:table-cell>
          <table:table-cell office:value-type="float" office:value="140230" table:style-name="ce13">
            <text:p>140.230</text:p>
          </table:table-cell>
          <table:table-cell office:value-type="float" office:value="113623" table:style-name="ce13">
            <text:p>113.623</text:p>
          </table:table-cell>
          <table:table-cell office:value-type="percentage" office:value="0.8102617129002353" table:style-name="ce14">
            <text:p>81,0%</text:p>
          </table:table-cell>
          <table:table-cell office:value-type="float" office:value="62204" table:style-name="ce12">
            <text:p>62.204</text:p>
          </table:table-cell>
          <table:table-cell office:value-type="float" office:value="59054" table:style-name="ce12">
            <text:p>59.054</text:p>
          </table:table-cell>
          <table:table-cell office:value-type="float" office:value="420" table:style-name="ce12">
            <text:p>420</text:p>
          </table:table-cell>
          <table:table-cell office:value-type="date" office:date-value="2021-10-15T00:00:00" table:style-name="ce15">
            <text:p>1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41100" table:style-name="ce13">
            <text:p>141.100</text:p>
          </table:table-cell>
          <table:table-cell office:value-type="float" office:value="101594" table:style-name="ce13">
            <text:p>101.594</text:p>
          </table:table-cell>
          <table:table-cell office:value-type="percentage" office:value="0.7200141743444366" table:style-name="ce14">
            <text:p>72,0%</text:p>
          </table:table-cell>
          <table:table-cell office:value-type="float" office:value="56979" table:style-name="ce12">
            <text:p>56.979</text:p>
          </table:table-cell>
          <table:table-cell office:value-type="float" office:value="54376" table:style-name="ce12">
            <text:p>54.376</text:p>
          </table:table-cell>
          <table:table-cell office:value-type="float" office:value="200" table:style-name="ce12">
            <text:p>200</text:p>
          </table:table-cell>
          <table:table-cell office:value-type="date" office:date-value="2021-10-13T00:00:00" table:style-name="ce16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238" table:style-name="ce13">
            <text:p>212.238</text:p>
          </table:table-cell>
          <table:table-cell office:value-type="float" office:value="172779" table:style-name="ce13">
            <text:p>172.779</text:p>
          </table:table-cell>
          <table:table-cell office:value-type="percentage" office:value="0.81408136149040233" table:style-name="ce14">
            <text:p>81,4%</text:p>
          </table:table-cell>
          <table:table-cell office:value-type="float" office:value="92662" table:style-name="ce12">
            <text:p>92.662</text:p>
          </table:table-cell>
          <table:table-cell office:value-type="float" office:value="86658" table:style-name="ce12">
            <text:p>86.658</text:p>
          </table:table-cell>
          <table:table-cell office:value-type="float" office:value="0" table:style-name="ce12">
            <text:p>0</text:p>
          </table:table-cell>
          <table:table-cell office:value-type="date" office:date-value="2021-10-14T00:00:00" table:style-name="ce16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910" table:style-name="ce6">
            <text:p>4.910</text:p>
          </table:table-cell>
          <table:table-cell office:value-type="float" office:value="0" table:style-name="ce6">
            <text:p>0</text:p>
          </table:table-cell>
          <table:table-cell office:value-type="float" office:value="4085" table:style-name="ce12">
            <text:p>4.085</text:p>
          </table:table-cell>
          <table:table-cell office:value-type="float" office:value="8995" table:style-name="ce13">
            <text:p>8.995</text:p>
          </table:table-cell>
          <table:table-cell office:value-type="float" office:value="6747" table:style-name="ce13">
            <text:p>6.747</text:p>
          </table:table-cell>
          <table:table-cell office:value-type="percentage" office:value="0.75008337965536409" table:style-name="ce14">
            <text:p>75,0%</text:p>
          </table:table-cell>
          <table:table-cell office:value-type="float" office:value="5059" table:style-name="ce12">
            <text:p>5.059</text:p>
          </table:table-cell>
          <table:table-cell office:value-type="float" office:value="4806" table:style-name="ce12">
            <text:p>4.806</text:p>
          </table:table-cell>
          <table:table-cell office:value-type="float" office:value="0" table:style-name="ce12">
            <text:p>0</text:p>
          </table:table-cell>
          <table:table-cell office:value-type="date" office:date-value="2021-10-15T00:00:00" table:style-name="ce16">
            <text:p>15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53616591" table:style-name="ce18">
            <text:p>53.616.591</text:p>
          </table:table-cell>
          <table:table-cell office:value-type="float" office:value="10752860" table:style-name="ce19">
            <text:p>10.752.860</text:p>
          </table:table-cell>
          <table:table-cell office:value-type="float" office:value="9111010" table:style-name="ce20">
            <text:p>9.111.010</text:p>
          </table:table-cell>
          <table:table-cell office:value-type="float" office:value="2161560" table:style-name="ce21">
            <text:p>2.161.560</text:p>
          </table:table-cell>
          <table:table-cell office:value-type="float" office:value="75642021" table:style-name="ce22">
            <text:p>75.642.021</text:p>
          </table:table-cell>
          <table:table-cell office:value-type="float" office:value="71048577" table:style-name="ce22">
            <text:p>71.048.577</text:p>
          </table:table-cell>
          <table:table-cell office:value-type="percentage" office:value="0.93927391231389756" table:style-name="ce23">
            <text:p>93,9%</text:p>
          </table:table-cell>
          <table:table-cell office:value-type="float" office:value="37891519" table:style-name="ce22">
            <text:p>37.891.519</text:p>
          </table:table-cell>
          <table:table-cell office:value-type="float" office:value="37074146" table:style-name="ce22">
            <text:p>37.074.146</text:p>
          </table:table-cell>
          <table:table-cell office:value-type="float" office:value="387896" table:style-name="ce22">
            <text:p>387.896</text:p>
          </table:table-cell>
          <table:table-cell office:value-type="float" office:value="0" table:style-name="ce22">
            <text:p>0</text:p>
          </table:table-cell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5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12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451975" table:style-name="ce30">
            <text:p>7.451.975</text:p>
          </table:table-cell>
          <table:table-cell office:value-type="float" office:value="6816142" table:style-name="ce30">
            <text:p>6.816.142</text:p>
          </table:table-cell>
          <table:table-cell office:value-type="percentage" office:value="0.91467590806464061" table:style-name="ce31">
            <text:p>91,5%</text:p>
          </table:table-cell>
          <table:table-cell office:value-type="float" office:value="6666861" table:style-name="ce30">
            <text:p>6.666.861</text:p>
          </table:table-cell>
          <table:table-cell office:value-type="percentage" office:value="0.89464350054851227" table:style-name="ce31">
            <text:p>89,5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30">
            <text:p>1.185.134</text:p>
          </table:table-cell>
          <table:table-cell office:value-type="float" office:value="1064065" table:style-name="ce30">
            <text:p>1.064.065</text:p>
          </table:table-cell>
          <table:table-cell office:value-type="percentage" office:value="0.89784361937131163" table:style-name="ce31">
            <text:p>89,8%</text:p>
          </table:table-cell>
          <table:table-cell office:value-type="float" office:value="1043716" table:style-name="ce30">
            <text:p>1.043.716</text:p>
          </table:table-cell>
          <table:table-cell office:value-type="percentage" office:value="0.88067340908285474" table:style-name="ce31">
            <text:p>88,1%</text:p>
          </table:table-cell>
          <table:table-cell office:value-type="date" office:date-value="2021-10-15T00:00:00" table:style-name="ce32">
            <text:p>1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30">
            <text:p>933.927</text:p>
          </table:table-cell>
          <table:table-cell office:value-type="float" office:value="872960" table:style-name="ce30">
            <text:p>872.960</text:p>
          </table:table-cell>
          <table:table-cell office:value-type="percentage" office:value="0.93471973719573376" table:style-name="ce31">
            <text:p>93,5%</text:p>
          </table:table-cell>
          <table:table-cell office:value-type="float" office:value="863437" table:style-name="ce30">
            <text:p>863.437</text:p>
          </table:table-cell>
          <table:table-cell office:value-type="percentage" office:value="0.92452300875764382" table:style-name="ce31">
            <text:p>92,5%</text:p>
          </table:table-cell>
          <table:table-cell office:value-type="date" office:date-value="2021-10-16T00:00:00" table:style-name="ce32">
            <text:p>16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30">
            <text:p>1.034.867</text:p>
          </table:table-cell>
          <table:table-cell office:value-type="float" office:value="853205" table:style-name="ce30">
            <text:p>853.205</text:p>
          </table:table-cell>
          <table:table-cell office:value-type="percentage" office:value="0.82445860192662435" table:style-name="ce31">
            <text:p>82,4%</text:p>
          </table:table-cell>
          <table:table-cell office:value-type="float" office:value="835294" table:style-name="ce30">
            <text:p>835.294</text:p>
          </table:table-cell>
          <table:table-cell office:value-type="percentage" office:value="0.80715106385651492" table:style-name="ce31">
            <text:p>80,7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30">
            <text:p>1.960.774</text:p>
          </table:table-cell>
          <table:table-cell office:value-type="float" office:value="1669101" table:style-name="ce30">
            <text:p>1.669.101</text:p>
          </table:table-cell>
          <table:table-cell office:value-type="percentage" office:value="0.85124598755389458" table:style-name="ce31">
            <text:p>85,1%</text:p>
          </table:table-cell>
          <table:table-cell office:value-type="float" office:value="1626391" table:style-name="ce30">
            <text:p>1.626.391</text:p>
          </table:table-cell>
          <table:table-cell office:value-type="percentage" office:value="0.82946377297944585" table:style-name="ce31">
            <text:p>82,9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30">
            <text:p>524.127</text:p>
          </table:table-cell>
          <table:table-cell office:value-type="float" office:value="481238" table:style-name="ce30">
            <text:p>481.238</text:p>
          </table:table-cell>
          <table:table-cell office:value-type="percentage" office:value="0.91817059605782569" table:style-name="ce31">
            <text:p>91,8%</text:p>
          </table:table-cell>
          <table:table-cell office:value-type="float" office:value="474532" table:style-name="ce30">
            <text:p>474.532</text:p>
          </table:table-cell>
          <table:table-cell office:value-type="percentage" office:value="0.90537598711762612" table:style-name="ce31">
            <text:p>90,5%</text:p>
          </table:table-cell>
          <table:table-cell office:value-type="date" office:date-value="2021-10-16T00:00:00" table:style-name="ce32">
            <text:p>16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30">
            <text:p>2.176.253</text:p>
          </table:table-cell>
          <table:table-cell office:value-type="float" office:value="1997532" table:style-name="ce30">
            <text:p>1.997.532</text:p>
          </table:table-cell>
          <table:table-cell office:value-type="percentage" office:value="0.91787673583907758" table:style-name="ce31">
            <text:p>91,8%</text:p>
          </table:table-cell>
          <table:table-cell office:value-type="float" office:value="1957559" table:style-name="ce30">
            <text:p>1.957.559</text:p>
          </table:table-cell>
          <table:table-cell office:value-type="percentage" office:value="0.89950892658160608" table:style-name="ce31">
            <text:p>90,0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30">
            <text:p>1.808.784</text:p>
          </table:table-cell>
          <table:table-cell office:value-type="float" office:value="1614679" table:style-name="ce30">
            <text:p>1.614.679</text:p>
          </table:table-cell>
          <table:table-cell office:value-type="percentage" office:value="0.89268757353006223" table:style-name="ce31">
            <text:p>89,3%</text:p>
          </table:table-cell>
          <table:table-cell office:value-type="float" office:value="1551613" table:style-name="ce30">
            <text:p>1.551.613</text:p>
          </table:table-cell>
          <table:table-cell office:value-type="percentage" office:value="0.85782105547152121" table:style-name="ce31">
            <text:p>85,8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30">
            <text:p>6.868.360</text:p>
          </table:table-cell>
          <table:table-cell office:value-type="float" office:value="5943762" table:style-name="ce30">
            <text:p>5.943.762</text:p>
          </table:table-cell>
          <table:table-cell office:value-type="percentage" office:value="0.86538300263818435" table:style-name="ce31">
            <text:p>86,5%</text:p>
          </table:table-cell>
          <table:table-cell office:value-type="float" office:value="5804400" table:style-name="ce30">
            <text:p>5.804.400</text:p>
          </table:table-cell>
          <table:table-cell office:value-type="percentage" office:value="0.8450925694052146" table:style-name="ce31">
            <text:p>84,5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30">
            <text:p>4.488.459</text:p>
          </table:table-cell>
          <table:table-cell office:value-type="float" office:value="4065184" table:style-name="ce30">
            <text:p>4.065.184</text:p>
          </table:table-cell>
          <table:table-cell office:value-type="percentage" office:value="0.90569703321340356" table:style-name="ce31">
            <text:p>90,6%</text:p>
          </table:table-cell>
          <table:table-cell office:value-type="float" office:value="3994031" table:style-name="ce30">
            <text:p>3.994.031</text:p>
          </table:table-cell>
          <table:table-cell office:value-type="percentage" office:value="0.8898445992265942" table:style-name="ce31">
            <text:p>89,0%</text:p>
          </table:table-cell>
          <table:table-cell office:value-type="date" office:date-value="2021-10-16T00:00:00" table:style-name="ce32">
            <text:p>16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30">
            <text:p>953.437</text:p>
          </table:table-cell>
          <table:table-cell office:value-type="float" office:value="895976" table:style-name="ce30">
            <text:p>895.976</text:p>
          </table:table-cell>
          <table:table-cell office:value-type="percentage" office:value="0.93973277730987992" table:style-name="ce31">
            <text:p>94,0%</text:p>
          </table:table-cell>
          <table:table-cell office:value-type="float" office:value="880961" table:style-name="ce30">
            <text:p>880.961</text:p>
          </table:table-cell>
          <table:table-cell office:value-type="percentage" office:value="0.92398448979848691" table:style-name="ce31">
            <text:p>92,4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30">
            <text:p>2.454.497</text:p>
          </table:table-cell>
          <table:table-cell office:value-type="float" office:value="2305995" table:style-name="ce30">
            <text:p>2.305.995</text:p>
          </table:table-cell>
          <table:table-cell office:value-type="percentage" office:value="0.93949799083070784" table:style-name="ce31">
            <text:p>93,9%</text:p>
          </table:table-cell>
          <table:table-cell office:value-type="float" office:value="2281355" table:style-name="ce30">
            <text:p>2.281.355</text:p>
          </table:table-cell>
          <table:table-cell office:value-type="percentage" office:value="0.92945927414048579" table:style-name="ce31">
            <text:p>92,9%</text:p>
          </table:table-cell>
          <table:table-cell office:value-type="date" office:date-value="2021-10-16T00:00:00" table:style-name="ce32">
            <text:p>16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30">
            <text:p>283.970</text:p>
          </table:table-cell>
          <table:table-cell office:value-type="float" office:value="258930" table:style-name="ce30">
            <text:p>258.930</text:p>
          </table:table-cell>
          <table:table-cell office:value-type="percentage" office:value="0.91182167130330671" table:style-name="ce31">
            <text:p>91,2%</text:p>
          </table:table-cell>
          <table:table-cell office:value-type="float" office:value="253326" table:style-name="ce30">
            <text:p>253.326</text:p>
          </table:table-cell>
          <table:table-cell office:value-type="percentage" office:value="0.89208719230904676" table:style-name="ce31">
            <text:p>89,2%</text:p>
          </table:table-cell>
          <table:table-cell office:value-type="date" office:date-value="2021-10-15T00:00:00" table:style-name="ce32">
            <text:p>1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30">
            <text:p>5.977.937</text:p>
          </table:table-cell>
          <table:table-cell office:value-type="float" office:value="5316707" table:style-name="ce30">
            <text:p>5.316.707</text:p>
          </table:table-cell>
          <table:table-cell office:value-type="percentage" office:value="0.88938826220483758" table:style-name="ce31">
            <text:p>88,9%</text:p>
          </table:table-cell>
          <table:table-cell office:value-type="float" office:value="5192127" table:style-name="ce30">
            <text:p>5.192.127</text:p>
          </table:table-cell>
          <table:table-cell office:value-type="percentage" office:value="0.86854829684555057" table:style-name="ce31">
            <text:p>86,9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30">
            <text:p>1.310.137</text:p>
          </table:table-cell>
          <table:table-cell office:value-type="float" office:value="1185833" table:style-name="ce30">
            <text:p>1.185.833</text:p>
          </table:table-cell>
          <table:table-cell office:value-type="percentage" office:value="0.90512137280299698" table:style-name="ce31">
            <text:p>90,5%</text:p>
          </table:table-cell>
          <table:table-cell office:value-type="float" office:value="1150417" table:style-name="ce30">
            <text:p>1.150.417</text:p>
          </table:table-cell>
          <table:table-cell office:value-type="percentage" office:value="0.87808908533993013" table:style-name="ce31">
            <text:p>87,8%</text:p>
          </table:table-cell>
          <table:table-cell office:value-type="date" office:date-value="2021-10-15T00:00:00" table:style-name="ce32">
            <text:p>15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30">
            <text:p>581.354</text:p>
          </table:table-cell>
          <table:table-cell office:value-type="float" office:value="526552" table:style-name="ce30">
            <text:p>526.552</text:p>
          </table:table-cell>
          <table:table-cell office:value-type="percentage" office:value="0.90573385579182386" table:style-name="ce31">
            <text:p>90,6%</text:p>
          </table:table-cell>
          <table:table-cell office:value-type="float" office:value="519348" table:style-name="ce30">
            <text:p>519.348</text:p>
          </table:table-cell>
          <table:table-cell office:value-type="percentage" office:value="0.8933420944897601" table:style-name="ce31">
            <text:p>89,3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30">
            <text:p>1.983.943</text:p>
          </table:table-cell>
          <table:table-cell office:value-type="float" office:value="1806754" table:style-name="ce30">
            <text:p>1.806.754</text:p>
          </table:table-cell>
          <table:table-cell office:value-type="percentage" office:value="0.91068846231973399" table:style-name="ce31">
            <text:p>91,1%</text:p>
          </table:table-cell>
          <table:table-cell office:value-type="float" office:value="1773884" table:style-name="ce30">
            <text:p>1.773.884</text:p>
          </table:table-cell>
          <table:table-cell office:value-type="percentage" office:value="0.89412044600071672" table:style-name="ce31">
            <text:p>89,4%</text:p>
          </table:table-cell>
          <table:table-cell office:value-type="date" office:date-value="2021-10-17T00:00:00" table:style-name="ce32">
            <text:p>17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30">
            <text:p>70.965</text:p>
          </table:table-cell>
          <table:table-cell office:value-type="float" office:value="62204" table:style-name="ce30">
            <text:p>62.204</text:p>
          </table:table-cell>
          <table:table-cell office:value-type="percentage" office:value="0.87654477559360244" table:style-name="ce31">
            <text:p>87,7%</text:p>
          </table:table-cell>
          <table:table-cell office:value-type="float" office:value="59054" table:style-name="ce30">
            <text:p>59.054</text:p>
          </table:table-cell>
          <table:table-cell office:value-type="percentage" office:value="0.83215669696329175" table:style-name="ce31">
            <text:p>83,2%</text:p>
          </table:table-cell>
          <table:table-cell office:value-type="date" office:date-value="2021-10-15T00:00:00" table:style-name="ce32">
            <text:p>15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30">
            <text:p>70.927</text:p>
          </table:table-cell>
          <table:table-cell office:value-type="float" office:value="56979" table:style-name="ce30">
            <text:p>56.979</text:p>
          </table:table-cell>
          <table:table-cell office:value-type="percentage" office:value="0.80334710335979242" table:style-name="ce31">
            <text:p>80,3%</text:p>
          </table:table-cell>
          <table:table-cell office:value-type="float" office:value="54376" table:style-name="ce30">
            <text:p>54.376</text:p>
          </table:table-cell>
          <table:table-cell office:value-type="percentage" office:value="0.76664739802895931" table:style-name="ce31">
            <text:p>76,7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30">
            <text:p>-</text:p>
          </table:table-cell>
          <table:table-cell office:value-type="float" office:value="92662" table:style-name="ce30">
            <text:p>92.662</text:p>
          </table:table-cell>
          <table:table-cell office:value-type="string" table:style-name="ce31">
            <text:p>-</text:p>
          </table:table-cell>
          <table:table-cell office:value-type="float" office:value="86658" table:style-name="ce30">
            <text:p>86.658</text:p>
          </table:table-cell>
          <table:table-cell office:value-type="string" table:style-name="ce31">
            <text:p>-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5059" table:style-name="ce30">
            <text:p>5.059</text:p>
          </table:table-cell>
          <table:table-cell office:value-type="string" table:style-name="ce31">
            <text:p>-</text:p>
          </table:table-cell>
          <table:table-cell office:value-type="float" office:value="4806" table:style-name="ce30">
            <text:p>4.806</text:p>
          </table:table-cell>
          <table:table-cell office:value-type="string" table:style-name="ce31">
            <text:p>-</text:p>
          </table:table-cell>
          <table:table-cell office:value-type="date" office:date-value="2021-10-15T00:00:00" table:style-name="ce32">
            <text:p>15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42119827" table:style-name="ce33">
            <text:p>42.119.827</text:p>
          </table:table-cell>
          <table:table-cell office:value-type="float" office:value="37891519" table:style-name="ce33">
            <text:p>37.891.519</text:p>
          </table:table-cell>
          <table:table-cell office:value-type="percentage" office:value="0.89961240818961574" table:style-name="ce34">
            <text:p>90,0%</text:p>
          </table:table-cell>
          <table:table-cell office:value-type="float" office:value="37074146" table:style-name="ce33">
            <text:p>37.074.146</text:p>
          </table:table-cell>
          <table:table-cell office:value-type="percentage" office:value="0.88020651176938591" table:style-name="ce34">
            <text:p>88,0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13" table:style-name="ce43">
            <text:p>434.013</text:p>
          </table:table-cell>
          <table:table-cell office:value-type="percentage" office:value="1" table:style-name="ce44">
            <text:p>100,0%</text:p>
          </table:table-cell>
          <table:table-cell office:value-type="float" office:value="653977" table:style-name="ce43">
            <text:p>653.977</text:p>
          </table:table-cell>
          <table:table-cell office:value-type="percentage" office:value="1" table:style-name="ce44">
            <text:p>100,0%</text:p>
          </table:table-cell>
          <table:table-cell office:value-type="float" office:value="928075" table:style-name="ce43">
            <text:p>928.075</text:p>
          </table:table-cell>
          <table:table-cell office:value-type="percentage" office:value="1" table:style-name="ce44">
            <text:p>100,0%</text:p>
          </table:table-cell>
          <table:table-cell office:value-type="float" office:value="1213091" table:style-name="ce43">
            <text:p>1.213.091</text:p>
          </table:table-cell>
          <table:table-cell office:value-type="percentage" office:value="0.9589492980748936" table:style-name="ce44">
            <text:p>95,9%</text:p>
          </table:table-cell>
          <table:table-cell office:value-type="float" office:value="1246788" table:style-name="ce43">
            <text:p>1.246.788</text:p>
          </table:table-cell>
          <table:table-cell office:value-type="percentage" office:value="0.90013385179848016" table:style-name="ce44">
            <text:p>90,0%</text:p>
          </table:table-cell>
          <table:table-cell office:value-type="float" office:value="923870" table:style-name="ce43">
            <text:p>923.870</text:p>
          </table:table-cell>
          <table:table-cell office:value-type="percentage" office:value="0.8102580473716845" table:style-name="ce44">
            <text:p>81,0%</text:p>
          </table:table-cell>
          <table:table-cell office:value-type="float" office:value="758952" table:style-name="ce43">
            <text:p>758.952</text:p>
          </table:table-cell>
          <table:table-cell office:value-type="percentage" office:value="0.81724440922090902" table:style-name="ce44">
            <text:p>81,7%</text:p>
          </table:table-cell>
          <table:table-cell office:value-type="float" office:value="657376" table:style-name="ce43">
            <text:p>657.376</text:p>
          </table:table-cell>
          <table:table-cell office:value-type="percentage" office:value="0.87311713133228941" table:style-name="ce44">
            <text:p>87,3%</text:p>
          </table:table-cell>
          <table:table-cell office:value-type="float" office:value="6816142" table:style-name="ce43">
            <text:p>6.816.14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467590806464061" table:style-name="ce44">
            <text:p>91,5%</text:p>
          </table:table-cell>
          <table:table-cell office:value-type="percentage" office:value="0.80527067979095057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41" table:style-name="ce46">
            <text:p>101.241</text:p>
          </table:table-cell>
          <table:table-cell office:value-type="percentage" office:value="1" table:style-name="ce47">
            <text:p>100,0%</text:p>
          </table:table-cell>
          <table:table-cell office:value-type="float" office:value="119250" table:style-name="ce46">
            <text:p>119.250</text:p>
          </table:table-cell>
          <table:table-cell office:value-type="percentage" office:value="1" table:style-name="ce47">
            <text:p>100,0%</text:p>
          </table:table-cell>
          <table:table-cell office:value-type="float" office:value="154466" table:style-name="ce46">
            <text:p>154.466</text:p>
          </table:table-cell>
          <table:table-cell office:value-type="percentage" office:value="0.98784270338370628" table:style-name="ce47">
            <text:p>98,8%</text:p>
          </table:table-cell>
          <table:table-cell office:value-type="float" office:value="185827" table:style-name="ce46">
            <text:p>185.827</text:p>
          </table:table-cell>
          <table:table-cell office:value-type="percentage" office:value="0.93726105333239185" table:style-name="ce47">
            <text:p>93,7%</text:p>
          </table:table-cell>
          <table:table-cell office:value-type="float" office:value="187455" table:style-name="ce46">
            <text:p>187.455</text:p>
          </table:table-cell>
          <table:table-cell office:value-type="percentage" office:value="0.87211493279613661" table:style-name="ce47">
            <text:p>87,2%</text:p>
          </table:table-cell>
          <table:table-cell office:value-type="float" office:value="125020" table:style-name="ce46">
            <text:p>125.020</text:p>
          </table:table-cell>
          <table:table-cell office:value-type="percentage" office:value="0.76098998088698977" table:style-name="ce47">
            <text:p>76,1%</text:p>
          </table:table-cell>
          <table:table-cell office:value-type="float" office:value="103214" table:style-name="ce46">
            <text:p>103.214</text:p>
          </table:table-cell>
          <table:table-cell office:value-type="percentage" office:value="0.79151233502810558" table:style-name="ce47">
            <text:p>79,2%</text:p>
          </table:table-cell>
          <table:table-cell office:value-type="float" office:value="87592" table:style-name="ce46">
            <text:p>87.592</text:p>
          </table:table-cell>
          <table:table-cell office:value-type="percentage" office:value="0.84950877227012189" table:style-name="ce47">
            <text:p>85,0%</text:p>
          </table:table-cell>
          <table:table-cell office:value-type="float" office:value="1064065" table:style-name="ce46">
            <text:p>1.064.06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784361937131163" table:style-name="ce47">
            <text:p>89,8%</text:p>
          </table:table-cell>
          <table:table-cell office:value-type="percentage" office:value="0.80041537816940234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44" table:style-name="ce46">
            <text:p>88.944</text:p>
          </table:table-cell>
          <table:table-cell office:value-type="percentage" office:value="1" table:style-name="ce47">
            <text:p>100,0%</text:p>
          </table:table-cell>
          <table:table-cell office:value-type="float" office:value="114344" table:style-name="ce46">
            <text:p>114.344</text:p>
          </table:table-cell>
          <table:table-cell office:value-type="percentage" office:value="1" table:style-name="ce47">
            <text:p>100,0%</text:p>
          </table:table-cell>
          <table:table-cell office:value-type="float" office:value="148152" table:style-name="ce46">
            <text:p>148.152</text:p>
          </table:table-cell>
          <table:table-cell office:value-type="percentage" office:value="0.98997674605083796" table:style-name="ce47">
            <text:p>99,0%</text:p>
          </table:table-cell>
          <table:table-cell office:value-type="float" office:value="153139" table:style-name="ce46">
            <text:p>153.139</text:p>
          </table:table-cell>
          <table:table-cell office:value-type="percentage" office:value="0.94155369055304494" table:style-name="ce47">
            <text:p>94,2%</text:p>
          </table:table-cell>
          <table:table-cell office:value-type="float" office:value="150560" table:style-name="ce46">
            <text:p>150.560</text:p>
          </table:table-cell>
          <table:table-cell office:value-type="percentage" office:value="0.9015946776212177" table:style-name="ce47">
            <text:p>90,2%</text:p>
          </table:table-cell>
          <table:table-cell office:value-type="float" office:value="90861" table:style-name="ce46">
            <text:p>90.861</text:p>
          </table:table-cell>
          <table:table-cell office:value-type="percentage" office:value="0.79388559296117989" table:style-name="ce47">
            <text:p>79,4%</text:p>
          </table:table-cell>
          <table:table-cell office:value-type="float" office:value="66515" table:style-name="ce46">
            <text:p>66.515</text:p>
          </table:table-cell>
          <table:table-cell office:value-type="percentage" office:value="0.84078067525375733" table:style-name="ce47">
            <text:p>84,1%</text:p>
          </table:table-cell>
          <table:table-cell office:value-type="float" office:value="60445" table:style-name="ce46">
            <text:p>60.445</text:p>
          </table:table-cell>
          <table:table-cell office:value-type="percentage" office:value="0.944453125" table:style-name="ce47">
            <text:p>94,4%</text:p>
          </table:table-cell>
          <table:table-cell office:value-type="float" office:value="872960" table:style-name="ce46">
            <text:p>872.96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71973719573376" table:style-name="ce47">
            <text:p>93,5%</text:p>
          </table:table-cell>
          <table:table-cell office:value-type="percentage" office:value="0.85686465433300874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69" table:style-name="ce46">
            <text:p>51.469</text:p>
          </table:table-cell>
          <table:table-cell office:value-type="percentage" office:value="1" table:style-name="ce47">
            <text:p>100,0%</text:p>
          </table:table-cell>
          <table:table-cell office:value-type="float" office:value="79201" table:style-name="ce46">
            <text:p>79.201</text:p>
          </table:table-cell>
          <table:table-cell office:value-type="percentage" office:value="0.98366784241641414" table:style-name="ce47">
            <text:p>98,4%</text:p>
          </table:table-cell>
          <table:table-cell office:value-type="float" office:value="110228" table:style-name="ce46">
            <text:p>110.228</text:p>
          </table:table-cell>
          <table:table-cell office:value-type="percentage" office:value="0.94026324095162539" table:style-name="ce47">
            <text:p>94,0%</text:p>
          </table:table-cell>
          <table:table-cell office:value-type="float" office:value="149978" table:style-name="ce46">
            <text:p>149.978</text:p>
          </table:table-cell>
          <table:table-cell office:value-type="percentage" office:value="0.90458814091931694" table:style-name="ce47">
            <text:p>90,5%</text:p>
          </table:table-cell>
          <table:table-cell office:value-type="float" office:value="166901" table:style-name="ce46">
            <text:p>166.901</text:p>
          </table:table-cell>
          <table:table-cell office:value-type="percentage" office:value="0.80952311662107368" table:style-name="ce47">
            <text:p>81,0%</text:p>
          </table:table-cell>
          <table:table-cell office:value-type="float" office:value="125384" table:style-name="ce46">
            <text:p>125.384</text:p>
          </table:table-cell>
          <table:table-cell office:value-type="percentage" office:value="0.68821595393743795" table:style-name="ce47">
            <text:p>68,8%</text:p>
          </table:table-cell>
          <table:table-cell office:value-type="float" office:value="96119" table:style-name="ce46">
            <text:p>96.119</text:p>
          </table:table-cell>
          <table:table-cell office:value-type="percentage" office:value="0.69680735381537173" table:style-name="ce47">
            <text:p>69,7%</text:p>
          </table:table-cell>
          <table:table-cell office:value-type="float" office:value="73925" table:style-name="ce46">
            <text:p>73.925</text:p>
          </table:table-cell>
          <table:table-cell office:value-type="percentage" office:value="0.77424591537494758" table:style-name="ce47">
            <text:p>77,4%</text:p>
          </table:table-cell>
          <table:table-cell office:value-type="float" office:value="853205" table:style-name="ce46">
            <text:p>853.20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445860192662435" table:style-name="ce47">
            <text:p>82,4%</text:p>
          </table:table-cell>
          <table:table-cell office:value-type="percentage" office:value="0.72827459171366304" table:style-name="ce47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19" table:style-name="ce46">
            <text:p>93.019</text:p>
          </table:table-cell>
          <table:table-cell office:value-type="percentage" office:value="1" table:style-name="ce47">
            <text:p>100,0%</text:p>
          </table:table-cell>
          <table:table-cell office:value-type="float" office:value="151337" table:style-name="ce46">
            <text:p>151.337</text:p>
          </table:table-cell>
          <table:table-cell office:value-type="percentage" office:value="0.9793310080178087" table:style-name="ce47">
            <text:p>97,9%</text:p>
          </table:table-cell>
          <table:table-cell office:value-type="float" office:value="224281" table:style-name="ce46">
            <text:p>224.281</text:p>
          </table:table-cell>
          <table:table-cell office:value-type="percentage" office:value="0.95401374780936821" table:style-name="ce47">
            <text:p>95,4%</text:p>
          </table:table-cell>
          <table:table-cell office:value-type="float" office:value="320376" table:style-name="ce46">
            <text:p>320.376</text:p>
          </table:table-cell>
          <table:table-cell office:value-type="percentage" office:value="0.91402291504998401" table:style-name="ce47">
            <text:p>91,4%</text:p>
          </table:table-cell>
          <table:table-cell office:value-type="float" office:value="317346" table:style-name="ce46">
            <text:p>317.346</text:p>
          </table:table-cell>
          <table:table-cell office:value-type="percentage" office:value="0.81806230086305565" table:style-name="ce47">
            <text:p>81,8%</text:p>
          </table:table-cell>
          <table:table-cell office:value-type="float" office:value="228467" table:style-name="ce46">
            <text:p>228.467</text:p>
          </table:table-cell>
          <table:table-cell office:value-type="percentage" office:value="0.73477651205722117" table:style-name="ce47">
            <text:p>73,5%</text:p>
          </table:table-cell>
          <table:table-cell office:value-type="float" office:value="186166" table:style-name="ce46">
            <text:p>186.166</text:p>
          </table:table-cell>
          <table:table-cell office:value-type="percentage" office:value="0.73949346171568398" table:style-name="ce47">
            <text:p>73,9%</text:p>
          </table:table-cell>
          <table:table-cell office:value-type="float" office:value="148109" table:style-name="ce46">
            <text:p>148.109</text:p>
          </table:table-cell>
          <table:table-cell office:value-type="percentage" office:value="0.82375679238252031" table:style-name="ce47">
            <text:p>82,4%</text:p>
          </table:table-cell>
          <table:table-cell office:value-type="float" office:value="1669101" table:style-name="ce46">
            <text:p>1.669.10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124598755389458" table:style-name="ce47">
            <text:p>85,1%</text:p>
          </table:table-cell>
          <table:table-cell office:value-type="percentage" office:value="0.76706701250762888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0" table:style-name="ce46">
            <text:p>42.310</text:p>
          </table:table-cell>
          <table:table-cell office:value-type="percentage" office:value="1" table:style-name="ce47">
            <text:p>100,0%</text:p>
          </table:table-cell>
          <table:table-cell office:value-type="float" office:value="55910" table:style-name="ce46">
            <text:p>55.910</text:p>
          </table:table-cell>
          <table:table-cell office:value-type="percentage" office:value="1" table:style-name="ce47">
            <text:p>100,0%</text:p>
          </table:table-cell>
          <table:table-cell office:value-type="float" office:value="76640" table:style-name="ce46">
            <text:p>76.640</text:p>
          </table:table-cell>
          <table:table-cell office:value-type="percentage" office:value="0.99088499579804767" table:style-name="ce47">
            <text:p>99,1%</text:p>
          </table:table-cell>
          <table:table-cell office:value-type="float" office:value="84227" table:style-name="ce46">
            <text:p>84.227</text:p>
          </table:table-cell>
          <table:table-cell office:value-type="percentage" office:value="0.93623004757458539" table:style-name="ce47">
            <text:p>93,6%</text:p>
          </table:table-cell>
          <table:table-cell office:value-type="float" office:value="87878" table:style-name="ce46">
            <text:p>87.878</text:p>
          </table:table-cell>
          <table:table-cell office:value-type="percentage" office:value="0.89883296341376095" table:style-name="ce47">
            <text:p>89,9%</text:p>
          </table:table-cell>
          <table:table-cell office:value-type="float" office:value="54453" table:style-name="ce46">
            <text:p>54.453</text:p>
          </table:table-cell>
          <table:table-cell office:value-type="percentage" office:value="0.77267889830147718" table:style-name="ce47">
            <text:p>77,3%</text:p>
          </table:table-cell>
          <table:table-cell office:value-type="float" office:value="40890" table:style-name="ce46">
            <text:p>40.890</text:p>
          </table:table-cell>
          <table:table-cell office:value-type="percentage" office:value="0.80962280962280964" table:style-name="ce47">
            <text:p>81,0%</text:p>
          </table:table-cell>
          <table:table-cell office:value-type="float" office:value="38930" table:style-name="ce46">
            <text:p>38.930</text:p>
          </table:table-cell>
          <table:table-cell office:value-type="percentage" office:value="0.8855173668766918" table:style-name="ce47">
            <text:p>88,6%</text:p>
          </table:table-cell>
          <table:table-cell office:value-type="float" office:value="481238" table:style-name="ce46">
            <text:p>481.23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817059605782569" table:style-name="ce47">
            <text:p>91,8%</text:p>
          </table:table-cell>
          <table:table-cell office:value-type="percentage" office:value="0.82558564431596915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16" table:style-name="ce46">
            <text:p>229.316</text:p>
          </table:table-cell>
          <table:table-cell office:value-type="percentage" office:value="1" table:style-name="ce47">
            <text:p>100,0%</text:p>
          </table:table-cell>
          <table:table-cell office:value-type="float" office:value="250463" table:style-name="ce46">
            <text:p>250.463</text:p>
          </table:table-cell>
          <table:table-cell office:value-type="percentage" office:value="1" table:style-name="ce47">
            <text:p>100,0%</text:p>
          </table:table-cell>
          <table:table-cell office:value-type="float" office:value="320326" table:style-name="ce46">
            <text:p>320.326</text:p>
          </table:table-cell>
          <table:table-cell office:value-type="percentage" office:value="1" table:style-name="ce47">
            <text:p>100,0%</text:p>
          </table:table-cell>
          <table:table-cell office:value-type="float" office:value="352603" table:style-name="ce46">
            <text:p>352.603</text:p>
          </table:table-cell>
          <table:table-cell office:value-type="percentage" office:value="0.92504230340394833" table:style-name="ce47">
            <text:p>92,5%</text:p>
          </table:table-cell>
          <table:table-cell office:value-type="float" office:value="319981" table:style-name="ce46">
            <text:p>319.981</text:p>
          </table:table-cell>
          <table:table-cell office:value-type="percentage" office:value="0.88075033374162204" table:style-name="ce47">
            <text:p>88,1%</text:p>
          </table:table-cell>
          <table:table-cell office:value-type="float" office:value="211138" table:style-name="ce46">
            <text:p>211.138</text:p>
          </table:table-cell>
          <table:table-cell office:value-type="percentage" office:value="0.78846678093829703" table:style-name="ce47">
            <text:p>78,8%</text:p>
          </table:table-cell>
          <table:table-cell office:value-type="float" office:value="171587" table:style-name="ce46">
            <text:p>171.587</text:p>
          </table:table-cell>
          <table:table-cell office:value-type="percentage" office:value="0.8131854070500365" table:style-name="ce47">
            <text:p>81,3%</text:p>
          </table:table-cell>
          <table:table-cell office:value-type="float" office:value="142118" table:style-name="ce46">
            <text:p>142.118</text:p>
          </table:table-cell>
          <table:table-cell office:value-type="percentage" office:value="0.85953962090696856" table:style-name="ce47">
            <text:p>86,0%</text:p>
          </table:table-cell>
          <table:table-cell office:value-type="float" office:value="1997532" table:style-name="ce46">
            <text:p>1.997.53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87673583907758" table:style-name="ce47">
            <text:p>91,8%</text:p>
          </table:table-cell>
          <table:table-cell office:value-type="percentage" office:value="0.83407114565091578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14" table:style-name="ce46">
            <text:p>138.114</text:p>
          </table:table-cell>
          <table:table-cell office:value-type="percentage" office:value="1" table:style-name="ce47">
            <text:p>100,0%</text:p>
          </table:table-cell>
          <table:table-cell office:value-type="float" office:value="158344" table:style-name="ce46">
            <text:p>158.344</text:p>
          </table:table-cell>
          <table:table-cell office:value-type="percentage" office:value="0.99524201607783735" table:style-name="ce47">
            <text:p>99,5%</text:p>
          </table:table-cell>
          <table:table-cell office:value-type="float" office:value="222189" table:style-name="ce46">
            <text:p>222.189</text:p>
          </table:table-cell>
          <table:table-cell office:value-type="percentage" office:value="1" table:style-name="ce47">
            <text:p>100,0%</text:p>
          </table:table-cell>
          <table:table-cell office:value-type="float" office:value="286049" table:style-name="ce46">
            <text:p>286.049</text:p>
          </table:table-cell>
          <table:table-cell office:value-type="percentage" office:value="0.93030720897104835" table:style-name="ce47">
            <text:p>93,0%</text:p>
          </table:table-cell>
          <table:table-cell office:value-type="float" office:value="286497" table:style-name="ce46">
            <text:p>286.497</text:p>
          </table:table-cell>
          <table:table-cell office:value-type="percentage" office:value="0.86658398995780461" table:style-name="ce47">
            <text:p>86,7%</text:p>
          </table:table-cell>
          <table:table-cell office:value-type="float" office:value="204550" table:style-name="ce46">
            <text:p>204.550</text:p>
          </table:table-cell>
          <table:table-cell office:value-type="percentage" office:value="0.76927127013437335" table:style-name="ce47">
            <text:p>76,9%</text:p>
          </table:table-cell>
          <table:table-cell office:value-type="float" office:value="171386" table:style-name="ce46">
            <text:p>171.386</text:p>
          </table:table-cell>
          <table:table-cell office:value-type="percentage" office:value="0.78585348183539749" table:style-name="ce47">
            <text:p>78,6%</text:p>
          </table:table-cell>
          <table:table-cell office:value-type="float" office:value="147550" table:style-name="ce46">
            <text:p>147.550</text:p>
          </table:table-cell>
          <table:table-cell office:value-type="percentage" office:value="0.84812498562987149" table:style-name="ce47">
            <text:p>84,8%</text:p>
          </table:table-cell>
          <table:table-cell office:value-type="float" office:value="1614679" table:style-name="ce46">
            <text:p>1.614.67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268757353006223" table:style-name="ce47">
            <text:p>89,3%</text:p>
          </table:table-cell>
          <table:table-cell office:value-type="percentage" office:value="0.78948876429490988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715" table:style-name="ce46">
            <text:p>458.715</text:p>
          </table:table-cell>
          <table:table-cell office:value-type="percentage" office:value="1" table:style-name="ce47">
            <text:p>100,0%</text:p>
          </table:table-cell>
          <table:table-cell office:value-type="float" office:value="618128" table:style-name="ce46">
            <text:p>618.128</text:p>
          </table:table-cell>
          <table:table-cell office:value-type="percentage" office:value="0.97298250253426766" table:style-name="ce47">
            <text:p>97,3%</text:p>
          </table:table-cell>
          <table:table-cell office:value-type="float" office:value="798690" table:style-name="ce46">
            <text:p>798.690</text:p>
          </table:table-cell>
          <table:table-cell office:value-type="percentage" office:value="0.95356406044050512" table:style-name="ce47">
            <text:p>95,4%</text:p>
          </table:table-cell>
          <table:table-cell office:value-type="float" office:value="1023532" table:style-name="ce46">
            <text:p>1.023.532</text:p>
          </table:table-cell>
          <table:table-cell office:value-type="percentage" office:value="0.93748923775852278" table:style-name="ce47">
            <text:p>93,7%</text:p>
          </table:table-cell>
          <table:table-cell office:value-type="float" office:value="1124169" table:style-name="ce46">
            <text:p>1.124.169</text:p>
          </table:table-cell>
          <table:table-cell office:value-type="percentage" office:value="0.85374196414670911" table:style-name="ce47">
            <text:p>85,4%</text:p>
          </table:table-cell>
          <table:table-cell office:value-type="float" office:value="770513" table:style-name="ce46">
            <text:p>770.513</text:p>
          </table:table-cell>
          <table:table-cell office:value-type="percentage" office:value="0.73757863862798334" table:style-name="ce47">
            <text:p>73,8%</text:p>
          </table:table-cell>
          <table:table-cell office:value-type="float" office:value="628122" table:style-name="ce46">
            <text:p>628.122</text:p>
          </table:table-cell>
          <table:table-cell office:value-type="percentage" office:value="0.74871354753347996" table:style-name="ce47">
            <text:p>74,9%</text:p>
          </table:table-cell>
          <table:table-cell office:value-type="float" office:value="521893" table:style-name="ce46">
            <text:p>521.893</text:p>
          </table:table-cell>
          <table:table-cell office:value-type="percentage" office:value="0.79536733082786981" table:style-name="ce47">
            <text:p>79,5%</text:p>
          </table:table-cell>
          <table:table-cell office:value-type="float" office:value="5943762" table:style-name="ce46">
            <text:p>5.943.76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538300263818435" table:style-name="ce47">
            <text:p>86,5%</text:p>
          </table:table-cell>
          <table:table-cell office:value-type="percentage" office:value="0.76393265761658113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19" table:style-name="ce46">
            <text:p>297.219</text:p>
          </table:table-cell>
          <table:table-cell office:value-type="percentage" office:value="1" table:style-name="ce47">
            <text:p>100,0%</text:p>
          </table:table-cell>
          <table:table-cell office:value-type="float" office:value="434345" table:style-name="ce46">
            <text:p>434.345</text:p>
          </table:table-cell>
          <table:table-cell office:value-type="percentage" office:value="0.99196778893806725" table:style-name="ce47">
            <text:p>99,2%</text:p>
          </table:table-cell>
          <table:table-cell office:value-type="float" office:value="569797" table:style-name="ce46">
            <text:p>569.797</text:p>
          </table:table-cell>
          <table:table-cell office:value-type="percentage" office:value="0.98117707429295642" table:style-name="ce47">
            <text:p>98,1%</text:p>
          </table:table-cell>
          <table:table-cell office:value-type="float" office:value="714432" table:style-name="ce46">
            <text:p>714.432</text:p>
          </table:table-cell>
          <table:table-cell office:value-type="percentage" office:value="0.9496207801322285" table:style-name="ce47">
            <text:p>95,0%</text:p>
          </table:table-cell>
          <table:table-cell office:value-type="float" office:value="751735" table:style-name="ce46">
            <text:p>751.735</text:p>
          </table:table-cell>
          <table:table-cell office:value-type="percentage" office:value="0.88274494238998202" table:style-name="ce47">
            <text:p>88,3%</text:p>
          </table:table-cell>
          <table:table-cell office:value-type="float" office:value="507488" table:style-name="ce46">
            <text:p>507.488</text:p>
          </table:table-cell>
          <table:table-cell office:value-type="percentage" office:value="0.7822442540296165" table:style-name="ce47">
            <text:p>78,2%</text:p>
          </table:table-cell>
          <table:table-cell office:value-type="float" office:value="422451" table:style-name="ce46">
            <text:p>422.451</text:p>
          </table:table-cell>
          <table:table-cell office:value-type="percentage" office:value="0.81850362120877462" table:style-name="ce47">
            <text:p>81,9%</text:p>
          </table:table-cell>
          <table:table-cell office:value-type="float" office:value="367717" table:style-name="ce46">
            <text:p>367.717</text:p>
          </table:table-cell>
          <table:table-cell office:value-type="percentage" office:value="0.86617231721593946" table:style-name="ce47">
            <text:p>86,6%</text:p>
          </table:table-cell>
          <table:table-cell office:value-type="float" office:value="4065184" table:style-name="ce46">
            <text:p>4.065.18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569703321340356" table:style-name="ce47">
            <text:p>90,6%</text:p>
          </table:table-cell>
          <table:table-cell office:value-type="percentage" office:value="0.80381654197363717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53" table:style-name="ce46">
            <text:p>78.253</text:p>
          </table:table-cell>
          <table:table-cell office:value-type="percentage" office:value="1" table:style-name="ce47">
            <text:p>100,0%</text:p>
          </table:table-cell>
          <table:table-cell office:value-type="float" office:value="95910" table:style-name="ce46">
            <text:p>95.910</text:p>
          </table:table-cell>
          <table:table-cell office:value-type="percentage" office:value="1" table:style-name="ce47">
            <text:p>100,0%</text:p>
          </table:table-cell>
          <table:table-cell office:value-type="float" office:value="132822" table:style-name="ce46">
            <text:p>132.822</text:p>
          </table:table-cell>
          <table:table-cell office:value-type="percentage" office:value="1" table:style-name="ce47">
            <text:p>100,0%</text:p>
          </table:table-cell>
          <table:table-cell office:value-type="float" office:value="161416" table:style-name="ce46">
            <text:p>161.416</text:p>
          </table:table-cell>
          <table:table-cell office:value-type="percentage" office:value="0.95390506807866871" table:style-name="ce47">
            <text:p>95,4%</text:p>
          </table:table-cell>
          <table:table-cell office:value-type="float" office:value="146135" table:style-name="ce46">
            <text:p>146.135</text:p>
          </table:table-cell>
          <table:table-cell office:value-type="percentage" office:value="0.91624136331147255" table:style-name="ce47">
            <text:p>91,6%</text:p>
          </table:table-cell>
          <table:table-cell office:value-type="float" office:value="112840" table:style-name="ce46">
            <text:p>112.840</text:p>
          </table:table-cell>
          <table:table-cell office:value-type="percentage" office:value="0.84537642625431719" table:style-name="ce47">
            <text:p>84,5%</text:p>
          </table:table-cell>
          <table:table-cell office:value-type="float" office:value="92803" table:style-name="ce46">
            <text:p>92.803</text:p>
          </table:table-cell>
          <table:table-cell office:value-type="percentage" office:value="0.81894634662901522" table:style-name="ce47">
            <text:p>81,9%</text:p>
          </table:table-cell>
          <table:table-cell office:value-type="float" office:value="75797" table:style-name="ce46">
            <text:p>75.797</text:p>
          </table:table-cell>
          <table:table-cell office:value-type="percentage" office:value="0.89435988200589966" table:style-name="ce47">
            <text:p>89,4%</text:p>
          </table:table-cell>
          <table:table-cell office:value-type="float" office:value="895976" table:style-name="ce46">
            <text:p>895.97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973277730987992" table:style-name="ce47">
            <text:p>94,0%</text:p>
          </table:table-cell>
          <table:table-cell office:value-type="percentage" office:value="0.84209299549712546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58" table:style-name="ce46">
            <text:p>242.258</text:p>
          </table:table-cell>
          <table:table-cell office:value-type="percentage" office:value="1" table:style-name="ce47">
            <text:p>100,0%</text:p>
          </table:table-cell>
          <table:table-cell office:value-type="float" office:value="291260" table:style-name="ce46">
            <text:p>291.260</text:p>
          </table:table-cell>
          <table:table-cell office:value-type="percentage" office:value="1" table:style-name="ce47">
            <text:p>100,0%</text:p>
          </table:table-cell>
          <table:table-cell office:value-type="float" office:value="345814" table:style-name="ce46">
            <text:p>345.814</text:p>
          </table:table-cell>
          <table:table-cell office:value-type="percentage" office:value="0.99679183228748414" table:style-name="ce47">
            <text:p>99,7%</text:p>
          </table:table-cell>
          <table:table-cell office:value-type="float" office:value="390625" table:style-name="ce46">
            <text:p>390.625</text:p>
          </table:table-cell>
          <table:table-cell office:value-type="percentage" office:value="0.96239365935021648" table:style-name="ce47">
            <text:p>96,2%</text:p>
          </table:table-cell>
          <table:table-cell office:value-type="float" office:value="407478" table:style-name="ce46">
            <text:p>407.478</text:p>
          </table:table-cell>
          <table:table-cell office:value-type="percentage" office:value="0.91935625793904174" table:style-name="ce47">
            <text:p>91,9%</text:p>
          </table:table-cell>
          <table:table-cell office:value-type="float" office:value="262866" table:style-name="ce46">
            <text:p>262.866</text:p>
          </table:table-cell>
          <table:table-cell office:value-type="percentage" office:value="0.81279993073764412" table:style-name="ce47">
            <text:p>81,3%</text:p>
          </table:table-cell>
          <table:table-cell office:value-type="float" office:value="198064" table:style-name="ce46">
            <text:p>198.064</text:p>
          </table:table-cell>
          <table:table-cell office:value-type="percentage" office:value="0.85749044293686494" table:style-name="ce47">
            <text:p>85,7%</text:p>
          </table:table-cell>
          <table:table-cell office:value-type="float" office:value="167630" table:style-name="ce46">
            <text:p>167.630</text:p>
          </table:table-cell>
          <table:table-cell office:value-type="percentage" office:value="0.93124156282811221" table:style-name="ce47">
            <text:p>93,1%</text:p>
          </table:table-cell>
          <table:table-cell office:value-type="float" office:value="2305995" table:style-name="ce46">
            <text:p>2.305.99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949799083070784" table:style-name="ce47">
            <text:p>93,9%</text:p>
          </table:table-cell>
          <table:table-cell office:value-type="percentage" office:value="0.85349721798536471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2" table:style-name="ce46">
            <text:p>23.362</text:p>
          </table:table-cell>
          <table:table-cell office:value-type="percentage" office:value="1" table:style-name="ce47">
            <text:p>100,0%</text:p>
          </table:table-cell>
          <table:table-cell office:value-type="float" office:value="28658" table:style-name="ce46">
            <text:p>28.658</text:p>
          </table:table-cell>
          <table:table-cell office:value-type="percentage" office:value="1" table:style-name="ce47">
            <text:p>100,0%</text:p>
          </table:table-cell>
          <table:table-cell office:value-type="float" office:value="38014" table:style-name="ce46">
            <text:p>38.014</text:p>
          </table:table-cell>
          <table:table-cell office:value-type="percentage" office:value="1" table:style-name="ce47">
            <text:p>100,0%</text:p>
          </table:table-cell>
          <table:table-cell office:value-type="float" office:value="45347" table:style-name="ce46">
            <text:p>45.347</text:p>
          </table:table-cell>
          <table:table-cell office:value-type="percentage" office:value="0.95138888888888884" table:style-name="ce47">
            <text:p>95,1%</text:p>
          </table:table-cell>
          <table:table-cell office:value-type="float" office:value="47426" table:style-name="ce46">
            <text:p>47.426</text:p>
          </table:table-cell>
          <table:table-cell office:value-type="percentage" office:value="0.8957259145938391" table:style-name="ce47">
            <text:p>89,6%</text:p>
          </table:table-cell>
          <table:table-cell office:value-type="float" office:value="30851" table:style-name="ce46">
            <text:p>30.851</text:p>
          </table:table-cell>
          <table:table-cell office:value-type="percentage" office:value="0.7846333833515603" table:style-name="ce47">
            <text:p>78,5%</text:p>
          </table:table-cell>
          <table:table-cell office:value-type="float" office:value="23717" table:style-name="ce46">
            <text:p>23.717</text:p>
          </table:table-cell>
          <table:table-cell office:value-type="percentage" office:value="0.7786788364304944" table:style-name="ce47">
            <text:p>77,9%</text:p>
          </table:table-cell>
          <table:table-cell office:value-type="float" office:value="21555" table:style-name="ce46">
            <text:p>21.555</text:p>
          </table:table-cell>
          <table:table-cell office:value-type="percentage" office:value="0.84423468588438033" table:style-name="ce47">
            <text:p>84,4%</text:p>
          </table:table-cell>
          <table:table-cell office:value-type="float" office:value="258930" table:style-name="ce46">
            <text:p>258.930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182167130330671" table:style-name="ce47">
            <text:p>91,2%</text:p>
          </table:table-cell>
          <table:table-cell office:value-type="percentage" office:value="0.80937376920047266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783" table:style-name="ce46">
            <text:p>373.783</text:p>
          </table:table-cell>
          <table:table-cell office:value-type="percentage" office:value="1" table:style-name="ce47">
            <text:p>100,0%</text:p>
          </table:table-cell>
          <table:table-cell office:value-type="float" office:value="510765" table:style-name="ce46">
            <text:p>510.765</text:p>
          </table:table-cell>
          <table:table-cell office:value-type="percentage" office:value="0.97088661251784425" table:style-name="ce47">
            <text:p>97,1%</text:p>
          </table:table-cell>
          <table:table-cell office:value-type="float" office:value="688053" table:style-name="ce46">
            <text:p>688.053</text:p>
          </table:table-cell>
          <table:table-cell office:value-type="percentage" office:value="0.97828878054606494" table:style-name="ce47">
            <text:p>97,8%</text:p>
          </table:table-cell>
          <table:table-cell office:value-type="float" office:value="938726" table:style-name="ce46">
            <text:p>938.726</text:p>
          </table:table-cell>
          <table:table-cell office:value-type="percentage" office:value="0.96499013654638288" table:style-name="ce47">
            <text:p>96,5%</text:p>
          </table:table-cell>
          <table:table-cell office:value-type="float" office:value="1027135" table:style-name="ce46">
            <text:p>1.027.135</text:p>
          </table:table-cell>
          <table:table-cell office:value-type="percentage" office:value="0.88092671258547595" table:style-name="ce47">
            <text:p>88,1%</text:p>
          </table:table-cell>
          <table:table-cell office:value-type="float" office:value="739794" table:style-name="ce46">
            <text:p>739.794</text:p>
          </table:table-cell>
          <table:table-cell office:value-type="percentage" office:value="0.77902573606840486" table:style-name="ce47">
            <text:p>77,9%</text:p>
          </table:table-cell>
          <table:table-cell office:value-type="float" office:value="590533" table:style-name="ce46">
            <text:p>590.533</text:p>
          </table:table-cell>
          <table:table-cell office:value-type="percentage" office:value="0.79535741944173199" table:style-name="ce47">
            <text:p>79,5%</text:p>
          </table:table-cell>
          <table:table-cell office:value-type="float" office:value="447918" table:style-name="ce46">
            <text:p>447.918</text:p>
          </table:table-cell>
          <table:table-cell office:value-type="percentage" office:value="0.8091852108783073" table:style-name="ce47">
            <text:p>80,9%</text:p>
          </table:table-cell>
          <table:table-cell office:value-type="float" office:value="5316707" table:style-name="ce46">
            <text:p>5.316.70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938826220483758" table:style-name="ce47">
            <text:p>88,9%</text:p>
          </table:table-cell>
          <table:table-cell office:value-type="percentage" office:value="0.78418802788482644" table:style-name="ce47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51" table:style-name="ce46">
            <text:p>73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03252" table:style-name="ce46">
            <text:p>103.252</text:p>
          </table:table-cell>
          <table:table-cell office:value-type="percentage" office:value="1" table:style-name="ce47">
            <text:p>100,0%</text:p>
          </table:table-cell>
          <table:table-cell office:value-type="float" office:value="148114" table:style-name="ce46">
            <text:p>148.114</text:p>
          </table:table-cell>
          <table:table-cell office:value-type="percentage" office:value="1" table:style-name="ce47">
            <text:p>100,0%</text:p>
          </table:table-cell>
          <table:table-cell office:value-type="float" office:value="207143" table:style-name="ce46">
            <text:p>207.143</text:p>
          </table:table-cell>
          <table:table-cell office:value-type="percentage" office:value="0.97133492140901079" table:style-name="ce47">
            <text:p>97,1%</text:p>
          </table:table-cell>
          <table:table-cell office:value-type="float" office:value="230915" table:style-name="ce46">
            <text:p>230.915</text:p>
          </table:table-cell>
          <table:table-cell office:value-type="percentage" office:value="0.90855258757382251" table:style-name="ce47">
            <text:p>90,9%</text:p>
          </table:table-cell>
          <table:table-cell office:value-type="float" office:value="165820" table:style-name="ce46">
            <text:p>165.820</text:p>
          </table:table-cell>
          <table:table-cell office:value-type="percentage" office:value="0.79338574087453295" table:style-name="ce47">
            <text:p>79,3%</text:p>
          </table:table-cell>
          <table:table-cell office:value-type="float" office:value="138933" table:style-name="ce46">
            <text:p>138.933</text:p>
          </table:table-cell>
          <table:table-cell office:value-type="percentage" office:value="0.80658701407273237" table:style-name="ce47">
            <text:p>80,7%</text:p>
          </table:table-cell>
          <table:table-cell office:value-type="float" office:value="117705" table:style-name="ce46">
            <text:p>117.705</text:p>
          </table:table-cell>
          <table:table-cell office:value-type="percentage" office:value="0.82952767558881979" table:style-name="ce47">
            <text:p>83,0%</text:p>
          </table:table-cell>
          <table:table-cell office:value-type="float" office:value="1185833" table:style-name="ce46">
            <text:p>1.185.83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512137280299698" table:style-name="ce47">
            <text:p>90,5%</text:p>
          </table:table-cell>
          <table:table-cell office:value-type="percentage" office:value="0.78466978681899957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05" table:style-name="ce46">
            <text:p>42.505</text:p>
          </table:table-cell>
          <table:table-cell office:value-type="percentage" office:value="1" table:style-name="ce47">
            <text:p>100,0%</text:p>
          </table:table-cell>
          <table:table-cell office:value-type="float" office:value="55889" table:style-name="ce46">
            <text:p>55.889</text:p>
          </table:table-cell>
          <table:table-cell office:value-type="percentage" office:value="1" table:style-name="ce47">
            <text:p>100,0%</text:p>
          </table:table-cell>
          <table:table-cell office:value-type="float" office:value="72265" table:style-name="ce46">
            <text:p>72.265</text:p>
          </table:table-cell>
          <table:table-cell office:value-type="percentage" office:value="0.97861708466496944" table:style-name="ce47">
            <text:p>97,9%</text:p>
          </table:table-cell>
          <table:table-cell office:value-type="float" office:value="91844" table:style-name="ce46">
            <text:p>91.844</text:p>
          </table:table-cell>
          <table:table-cell office:value-type="percentage" office:value="0.94984176887914451" table:style-name="ce47">
            <text:p>95,0%</text:p>
          </table:table-cell>
          <table:table-cell office:value-type="float" office:value="95188" table:style-name="ce46">
            <text:p>95.188</text:p>
          </table:table-cell>
          <table:table-cell office:value-type="percentage" office:value="0.88135404899909264" table:style-name="ce47">
            <text:p>88,1%</text:p>
          </table:table-cell>
          <table:table-cell office:value-type="float" office:value="63802" table:style-name="ce46">
            <text:p>63.802</text:p>
          </table:table-cell>
          <table:table-cell office:value-type="percentage" office:value="0.78437688250697679" table:style-name="ce47">
            <text:p>78,4%</text:p>
          </table:table-cell>
          <table:table-cell office:value-type="float" office:value="56612" table:style-name="ce46">
            <text:p>56.612</text:p>
          </table:table-cell>
          <table:table-cell office:value-type="percentage" office:value="0.83097743919444567" table:style-name="ce47">
            <text:p>83,1%</text:p>
          </table:table-cell>
          <table:table-cell office:value-type="float" office:value="48447" table:style-name="ce46">
            <text:p>48.447</text:p>
          </table:table-cell>
          <table:table-cell office:value-type="percentage" office:value="0.85917216429027454" table:style-name="ce47">
            <text:p>85,9%</text:p>
          </table:table-cell>
          <table:table-cell office:value-type="float" office:value="526552" table:style-name="ce46">
            <text:p>526.55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573385579182386" table:style-name="ce47">
            <text:p>90,6%</text:p>
          </table:table-cell>
          <table:table-cell office:value-type="percentage" office:value="0.79636174997769194" table:style-name="ce47">
            <text:p>79,6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55" table:style-name="ce46">
            <text:p>164.155</text:p>
          </table:table-cell>
          <table:table-cell office:value-type="percentage" office:value="1" table:style-name="ce47">
            <text:p>100,0%</text:p>
          </table:table-cell>
          <table:table-cell office:value-type="float" office:value="213708" table:style-name="ce46">
            <text:p>213.708</text:p>
          </table:table-cell>
          <table:table-cell office:value-type="percentage" office:value="1" table:style-name="ce47">
            <text:p>100,0%</text:p>
          </table:table-cell>
          <table:table-cell office:value-type="float" office:value="278405" table:style-name="ce46">
            <text:p>278.405</text:p>
          </table:table-cell>
          <table:table-cell office:value-type="percentage" office:value="0.99388117193050096" table:style-name="ce47">
            <text:p>99,4%</text:p>
          </table:table-cell>
          <table:table-cell office:value-type="float" office:value="323501" table:style-name="ce46">
            <text:p>323.501</text:p>
          </table:table-cell>
          <table:table-cell office:value-type="percentage" office:value="0.95153789815193379" table:style-name="ce47">
            <text:p>95,2%</text:p>
          </table:table-cell>
          <table:table-cell office:value-type="float" office:value="319801" table:style-name="ce46">
            <text:p>319.801</text:p>
          </table:table-cell>
          <table:table-cell office:value-type="percentage" office:value="0.88310372156086303" table:style-name="ce47">
            <text:p>88,3%</text:p>
          </table:table-cell>
          <table:table-cell office:value-type="float" office:value="201490" table:style-name="ce46">
            <text:p>201.490</text:p>
          </table:table-cell>
          <table:table-cell office:value-type="percentage" office:value="0.77334643417785165" table:style-name="ce47">
            <text:p>77,3%</text:p>
          </table:table-cell>
          <table:table-cell office:value-type="float" office:value="161524" table:style-name="ce46">
            <text:p>161.524</text:p>
          </table:table-cell>
          <table:table-cell office:value-type="percentage" office:value="0.80147270435757734" table:style-name="ce47">
            <text:p>80,1%</text:p>
          </table:table-cell>
          <table:table-cell office:value-type="float" office:value="144170" table:style-name="ce46">
            <text:p>144.170</text:p>
          </table:table-cell>
          <table:table-cell office:value-type="percentage" office:value="0.85507040081610386" table:style-name="ce47">
            <text:p>85,5%</text:p>
          </table:table-cell>
          <table:table-cell office:value-type="float" office:value="1806754" table:style-name="ce46">
            <text:p>1.806.75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068846231973399" table:style-name="ce47">
            <text:p>91,1%</text:p>
          </table:table-cell>
          <table:table-cell office:value-type="percentage" office:value="0.81366842842886122" table:style-name="ce47">
            <text:p>81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8" table:style-name="ce46">
            <text:p>2.398</text:p>
          </table:table-cell>
          <table:table-cell office:value-type="percentage" office:value="0.92053742802303262" table:style-name="ce47">
            <text:p>92,1%</text:p>
          </table:table-cell>
          <table:table-cell office:value-type="float" office:value="3890" table:style-name="ce46">
            <text:p>3.890</text:p>
          </table:table-cell>
          <table:table-cell office:value-type="percentage" office:value="0.90088003705419173" table:style-name="ce47">
            <text:p>90,1%</text:p>
          </table:table-cell>
          <table:table-cell office:value-type="float" office:value="7658" table:style-name="ce46">
            <text:p>7.658</text:p>
          </table:table-cell>
          <table:table-cell office:value-type="percentage" office:value="0.97467226676848673" table:style-name="ce47">
            <text:p>97,5%</text:p>
          </table:table-cell>
          <table:table-cell office:value-type="float" office:value="10570" table:style-name="ce46">
            <text:p>10.570</text:p>
          </table:table-cell>
          <table:table-cell office:value-type="percentage" office:value="0.91467635860159224" table:style-name="ce47">
            <text:p>91,5%</text:p>
          </table:table-cell>
          <table:table-cell office:value-type="float" office:value="11115" table:style-name="ce46">
            <text:p>11.115</text:p>
          </table:table-cell>
          <table:table-cell office:value-type="percentage" office:value="0.87921214997626962" table:style-name="ce47">
            <text:p>87,9%</text:p>
          </table:table-cell>
          <table:table-cell office:value-type="float" office:value="9182" table:style-name="ce46">
            <text:p>9.182</text:p>
          </table:table-cell>
          <table:table-cell office:value-type="percentage" office:value="0.77198587523120898" table:style-name="ce47">
            <text:p>77,2%</text:p>
          </table:table-cell>
          <table:table-cell office:value-type="float" office:value="9111" table:style-name="ce46">
            <text:p>9.111</text:p>
          </table:table-cell>
          <table:table-cell office:value-type="percentage" office:value="0.83076502233974647" table:style-name="ce47">
            <text:p>83,1%</text:p>
          </table:table-cell>
          <table:table-cell office:value-type="float" office:value="8280" table:style-name="ce46">
            <text:p>8.280</text:p>
          </table:table-cell>
          <table:table-cell office:value-type="percentage" office:value="0.90729783037475342" table:style-name="ce47">
            <text:p>90,7%</text:p>
          </table:table-cell>
          <table:table-cell office:value-type="float" office:value="62204" table:style-name="ce46">
            <text:p>62.20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654477559360244" table:style-name="ce47">
            <text:p>87,7%</text:p>
          </table:table-cell>
          <table:table-cell office:value-type="percentage" office:value="0.73874729816393914" table:style-name="ce47">
            <text:p>73,9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1" table:style-name="ce46">
            <text:p>2.011</text:p>
          </table:table-cell>
          <table:table-cell office:value-type="percentage" office:value="0.85610898254576417" table:style-name="ce47">
            <text:p>85,6%</text:p>
          </table:table-cell>
          <table:table-cell office:value-type="float" office:value="3314" table:style-name="ce46">
            <text:p>3.314</text:p>
          </table:table-cell>
          <table:table-cell office:value-type="percentage" office:value="0.88420490928495199" table:style-name="ce47">
            <text:p>88,4%</text:p>
          </table:table-cell>
          <table:table-cell office:value-type="float" office:value="7164" table:style-name="ce46">
            <text:p>7.164</text:p>
          </table:table-cell>
          <table:table-cell office:value-type="percentage" office:value="0.91529321579149103" table:style-name="ce47">
            <text:p>91,5%</text:p>
          </table:table-cell>
          <table:table-cell office:value-type="float" office:value="9670" table:style-name="ce46">
            <text:p>9.670</text:p>
          </table:table-cell>
          <table:table-cell office:value-type="percentage" office:value="0.855827949376051" table:style-name="ce47">
            <text:p>85,6%</text:p>
          </table:table-cell>
          <table:table-cell office:value-type="float" office:value="10032" table:style-name="ce46">
            <text:p>10.032</text:p>
          </table:table-cell>
          <table:table-cell office:value-type="percentage" office:value="0.83586068988501916" table:style-name="ce47">
            <text:p>83,6%</text:p>
          </table:table-cell>
          <table:table-cell office:value-type="float" office:value="8560" table:style-name="ce46">
            <text:p>8.560</text:p>
          </table:table-cell>
          <table:table-cell office:value-type="percentage" office:value="0.70551388774416879" table:style-name="ce47">
            <text:p>70,6%</text:p>
          </table:table-cell>
          <table:table-cell office:value-type="float" office:value="8598" table:style-name="ce46">
            <text:p>8.598</text:p>
          </table:table-cell>
          <table:table-cell office:value-type="percentage" office:value="0.7167986661108795" table:style-name="ce47">
            <text:p>71,7%</text:p>
          </table:table-cell>
          <table:table-cell office:value-type="float" office:value="7630" table:style-name="ce46">
            <text:p>7.630</text:p>
          </table:table-cell>
          <table:table-cell office:value-type="percentage" office:value="0.79695007311468558" table:style-name="ce47">
            <text:p>79,7%</text:p>
          </table:table-cell>
          <table:table-cell office:value-type="float" office:value="56979" table:style-name="ce46">
            <text:p>56.97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334710335979242" table:style-name="ce47">
            <text:p>80,3%</text:p>
          </table:table-cell>
          <table:table-cell office:value-type="percentage" office:value="0.65435941017042587" table:style-name="ce47">
            <text:p>65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2" table:style-name="ce46">
            <text:p>3.532</text:p>
          </table:table-cell>
          <table:table-cell office:value-type="string" table:style-name="ce47">
            <text:p>-</text:p>
          </table:table-cell>
          <table:table-cell office:value-type="float" office:value="9509" table:style-name="ce46">
            <text:p>9.509</text:p>
          </table:table-cell>
          <table:table-cell office:value-type="string" table:style-name="ce47">
            <text:p>-</text:p>
          </table:table-cell>
          <table:table-cell office:value-type="float" office:value="22003" table:style-name="ce46">
            <text:p>22.003</text:p>
          </table:table-cell>
          <table:table-cell office:value-type="string" table:style-name="ce47">
            <text:p>-</text:p>
          </table:table-cell>
          <table:table-cell office:value-type="float" office:value="31835" table:style-name="ce46">
            <text:p>31.835</text:p>
          </table:table-cell>
          <table:table-cell office:value-type="string" table:style-name="ce47">
            <text:p>-</text:p>
          </table:table-cell>
          <table:table-cell office:value-type="float" office:value="24559" table:style-name="ce46">
            <text:p>24.559</text:p>
          </table:table-cell>
          <table:table-cell office:value-type="string" table:style-name="ce47">
            <text:p>-</text:p>
          </table:table-cell>
          <table:table-cell office:value-type="float" office:value="1174" table:style-name="ce46">
            <text:p>1.174</text:p>
          </table:table-cell>
          <table:table-cell office:value-type="string" table:style-name="ce47">
            <text:p>-</text:p>
          </table:table-cell>
          <table:table-cell office:value-type="float" office:value="92662" table:style-name="ce46">
            <text:p>92.66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19" table:style-name="ce49">
            <text:p>219</text:p>
          </table:table-cell>
          <table:table-cell office:value-type="string" table:style-name="ce50">
            <text:p>-</text:p>
          </table:table-cell>
          <table:table-cell office:value-type="float" office:value="659" table:style-name="ce49">
            <text:p>659</text:p>
          </table:table-cell>
          <table:table-cell office:value-type="string" table:style-name="ce50">
            <text:p>-</text:p>
          </table:table-cell>
          <table:table-cell office:value-type="float" office:value="1274" table:style-name="ce49">
            <text:p>1.274</text:p>
          </table:table-cell>
          <table:table-cell office:value-type="string" table:style-name="ce50">
            <text:p>-</text:p>
          </table:table-cell>
          <table:table-cell office:value-type="float" office:value="1452" table:style-name="ce49">
            <text:p>1.452</text:p>
          </table:table-cell>
          <table:table-cell office:value-type="string" table:style-name="ce50">
            <text:p>-</text:p>
          </table:table-cell>
          <table:table-cell office:value-type="float" office:value="1226" table:style-name="ce49">
            <text:p>1.226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059" table:style-name="ce49">
            <text:p>5.05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37095" table:style-name="ce53">
            <text:p>2.937.095</text:p>
          </table:table-cell>
          <table:table-cell office:value-type="percentage" office:value="1" table:style-name="ce54">
            <text:p>100,0%</text:p>
          </table:table-cell>
          <table:table-cell office:value-type="float" office:value="3941996" table:style-name="ce53">
            <text:p>3.941.996</text:p>
          </table:table-cell>
          <table:table-cell office:value-type="percentage" office:value="0.99544222351008638" table:style-name="ce54">
            <text:p>99,5%</text:p>
          </table:table-cell>
          <table:table-cell office:value-type="float" office:value="5274904" table:style-name="ce53">
            <text:p>5.274.904</text:p>
          </table:table-cell>
          <table:table-cell office:value-type="percentage" office:value="0.98836759174560318" table:style-name="ce54">
            <text:p>98,8%</text:p>
          </table:table-cell>
          <table:table-cell office:value-type="float" office:value="6672264" table:style-name="ce53">
            <text:p>6.672.264</text:p>
          </table:table-cell>
          <table:table-cell office:value-type="percentage" office:value="0.94866681472411407" table:style-name="ce54">
            <text:p>94,9%</text:p>
          </table:table-cell>
          <table:table-cell office:value-type="float" office:value="6957812" table:style-name="ce53">
            <text:p>6.957.812</text:p>
          </table:table-cell>
          <table:table-cell office:value-type="percentage" office:value="0.88165786568913784" table:style-name="ce54">
            <text:p>88,2%</text:p>
          </table:table-cell>
          <table:table-cell office:value-type="float" office:value="4870236" table:style-name="ce53">
            <text:p>4.870.236</text:p>
          </table:table-cell>
          <table:table-cell office:value-type="percentage" office:value="0.78168876074308513" table:style-name="ce54">
            <text:p>78,2%</text:p>
          </table:table-cell>
          <table:table-cell office:value-type="float" office:value="3951082" table:style-name="ce53">
            <text:p>3.951.082</text:p>
          </table:table-cell>
          <table:table-cell office:value-type="percentage" office:value="0.7990636325394771" table:style-name="ce54">
            <text:p>79,9%</text:p>
          </table:table-cell>
          <table:table-cell office:value-type="float" office:value="3286130" table:style-name="ce53">
            <text:p>3.286.130</text:p>
          </table:table-cell>
          <table:table-cell office:value-type="percentage" office:value="0.84504894455350732" table:style-name="ce54">
            <text:p>84,5%</text:p>
          </table:table-cell>
          <table:table-cell office:value-type="float" office:value="37891519" table:style-name="ce53">
            <text:p>37.891.51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961240818961574" table:style-name="ce54">
            <text:p>90,0%</text:p>
          </table:table-cell>
          <table:table-cell office:value-type="percentage" office:value="0.79854339637512928" table:style-name="ce54">
            <text:p>79,9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552" table:style-name="ce43">
            <text:p>427.552</text:p>
          </table:table-cell>
          <table:table-cell office:value-type="percentage" office:value="1" table:style-name="ce44">
            <text:p>100,0%</text:p>
          </table:table-cell>
          <table:table-cell office:value-type="float" office:value="648832" table:style-name="ce43">
            <text:p>648.832</text:p>
          </table:table-cell>
          <table:table-cell office:value-type="percentage" office:value="0.99761831910833798" table:style-name="ce44">
            <text:p>99,8%</text:p>
          </table:table-cell>
          <table:table-cell office:value-type="float" office:value="917765" table:style-name="ce43">
            <text:p>917.765</text:p>
          </table:table-cell>
          <table:table-cell office:value-type="percentage" office:value="1.0017660921227707" table:style-name="ce44">
            <text:p>100,2%</text:p>
          </table:table-cell>
          <table:table-cell office:value-type="float" office:value="1199502" table:style-name="ce43">
            <text:p>1.199.502</text:p>
          </table:table-cell>
          <table:table-cell office:value-type="percentage" office:value="0.94820718391236192" table:style-name="ce44">
            <text:p>94,8%</text:p>
          </table:table-cell>
          <table:table-cell office:value-type="float" office:value="1227760" table:style-name="ce43">
            <text:p>1.227.760</text:p>
          </table:table-cell>
          <table:table-cell office:value-type="percentage" office:value="0.88639635437949515" table:style-name="ce44">
            <text:p>88,6%</text:p>
          </table:table-cell>
          <table:table-cell office:value-type="float" office:value="894202" table:style-name="ce43">
            <text:p>894.202</text:p>
          </table:table-cell>
          <table:table-cell office:value-type="percentage" office:value="0.78423843882348709" table:style-name="ce44">
            <text:p>78,4%</text:p>
          </table:table-cell>
          <table:table-cell office:value-type="float" office:value="721123" table:style-name="ce43">
            <text:p>721.123</text:p>
          </table:table-cell>
          <table:table-cell office:value-type="percentage" office:value="0.77650989800489301" table:style-name="ce44">
            <text:p>77,7%</text:p>
          </table:table-cell>
          <table:table-cell office:value-type="float" office:value="630125" table:style-name="ce43">
            <text:p>630.125</text:p>
          </table:table-cell>
          <table:table-cell office:value-type="percentage" office:value="0.83692275407188399" table:style-name="ce44">
            <text:p>83,7%</text:p>
          </table:table-cell>
          <table:table-cell office:value-type="float" office:value="6666861" table:style-name="ce43">
            <text:p>6.666.86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9464350054851227" table:style-name="ce44">
            <text:p>89,5%</text:p>
          </table:table-cell>
          <table:table-cell office:value-type="percentage" office:value="0.78763436699848344" table:style-name="ce44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86" table:style-name="ce46">
            <text:p>99.886</text:p>
          </table:table-cell>
          <table:table-cell office:value-type="percentage" office:value="1" table:style-name="ce47">
            <text:p>100,0%</text:p>
          </table:table-cell>
          <table:table-cell office:value-type="float" office:value="118464" table:style-name="ce46">
            <text:p>118.464</text:p>
          </table:table-cell>
          <table:table-cell office:value-type="percentage" office:value="0.99587238871842299" table:style-name="ce47">
            <text:p>99,6%</text:p>
          </table:table-cell>
          <table:table-cell office:value-type="float" office:value="152373" table:style-name="ce46">
            <text:p>152.373</text:p>
          </table:table-cell>
          <table:table-cell office:value-type="percentage" office:value="0.9744575262043782" table:style-name="ce47">
            <text:p>97,4%</text:p>
          </table:table-cell>
          <table:table-cell office:value-type="float" office:value="183691" table:style-name="ce46">
            <text:p>183.691</text:p>
          </table:table-cell>
          <table:table-cell office:value-type="percentage" office:value="0.92648764790735683" table:style-name="ce47">
            <text:p>92,6%</text:p>
          </table:table-cell>
          <table:table-cell office:value-type="float" office:value="184709" table:style-name="ce46">
            <text:p>184.709</text:p>
          </table:table-cell>
          <table:table-cell office:value-type="percentage" office:value="0.859339452785157" table:style-name="ce47">
            <text:p>85,9%</text:p>
          </table:table-cell>
          <table:table-cell office:value-type="float" office:value="121258" table:style-name="ce46">
            <text:p>121.258</text:p>
          </table:table-cell>
          <table:table-cell office:value-type="percentage" office:value="0.7380908902767126" table:style-name="ce47">
            <text:p>73,8%</text:p>
          </table:table-cell>
          <table:table-cell office:value-type="float" office:value="99118" table:style-name="ce46">
            <text:p>99.118</text:p>
          </table:table-cell>
          <table:table-cell office:value-type="percentage" office:value="0.76010153296370431" table:style-name="ce47">
            <text:p>76,0%</text:p>
          </table:table-cell>
          <table:table-cell office:value-type="float" office:value="84217" table:style-name="ce46">
            <text:p>84.217</text:p>
          </table:table-cell>
          <table:table-cell office:value-type="percentage" office:value="0.81677642106896586" table:style-name="ce47">
            <text:p>81,7%</text:p>
          </table:table-cell>
          <table:table-cell office:value-type="float" office:value="1043716" table:style-name="ce46">
            <text:p>1.043.71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067340908285474" table:style-name="ce47">
            <text:p>88,1%</text:p>
          </table:table-cell>
          <table:table-cell office:value-type="percentage" office:value="0.78510836917054505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48" table:style-name="ce46">
            <text:p>88.148</text:p>
          </table:table-cell>
          <table:table-cell office:value-type="percentage" office:value="1" table:style-name="ce47">
            <text:p>100,0%</text:p>
          </table:table-cell>
          <table:table-cell office:value-type="float" office:value="113908" table:style-name="ce46">
            <text:p>113.908</text:p>
          </table:table-cell>
          <table:table-cell office:value-type="percentage" office:value="1" table:style-name="ce47">
            <text:p>100,0%</text:p>
          </table:table-cell>
          <table:table-cell office:value-type="float" office:value="147226" table:style-name="ce46">
            <text:p>147.226</text:p>
          </table:table-cell>
          <table:table-cell office:value-type="percentage" office:value="0.98378905727955523" table:style-name="ce47">
            <text:p>98,4%</text:p>
          </table:table-cell>
          <table:table-cell office:value-type="float" office:value="152262" table:style-name="ce46">
            <text:p>152.262</text:p>
          </table:table-cell>
          <table:table-cell office:value-type="percentage" office:value="0.93616157889882878" table:style-name="ce47">
            <text:p>93,6%</text:p>
          </table:table-cell>
          <table:table-cell office:value-type="float" office:value="149467" table:style-name="ce46">
            <text:p>149.467</text:p>
          </table:table-cell>
          <table:table-cell office:value-type="percentage" office:value="0.89504949309252479" table:style-name="ce47">
            <text:p>89,5%</text:p>
          </table:table-cell>
          <table:table-cell office:value-type="float" office:value="88939" table:style-name="ce46">
            <text:p>88.939</text:p>
          </table:table-cell>
          <table:table-cell office:value-type="percentage" office:value="0.77709238014521498" table:style-name="ce47">
            <text:p>77,7%</text:p>
          </table:table-cell>
          <table:table-cell office:value-type="float" office:value="64448" table:style-name="ce46">
            <text:p>64.448</text:p>
          </table:table-cell>
          <table:table-cell office:value-type="percentage" office:value="0.81465282956858087" table:style-name="ce47">
            <text:p>81,5%</text:p>
          </table:table-cell>
          <table:table-cell office:value-type="float" office:value="59039" table:style-name="ce46">
            <text:p>59.039</text:p>
          </table:table-cell>
          <table:table-cell office:value-type="percentage" office:value="0.92248437500000002" table:style-name="ce47">
            <text:p>92,2%</text:p>
          </table:table-cell>
          <table:table-cell office:value-type="float" office:value="863437" table:style-name="ce46">
            <text:p>863.43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452300875764382" table:style-name="ce47">
            <text:p>92,5%</text:p>
          </table:table-cell>
          <table:table-cell office:value-type="percentage" office:value="0.84751723623456987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39" table:style-name="ce46">
            <text:p>50.839</text:p>
          </table:table-cell>
          <table:table-cell office:value-type="percentage" office:value="1" table:style-name="ce47">
            <text:p>100,0%</text:p>
          </table:table-cell>
          <table:table-cell office:value-type="float" office:value="78733" table:style-name="ce46">
            <text:p>78.733</text:p>
          </table:table-cell>
          <table:table-cell office:value-type="percentage" office:value="0.97785533310149531" table:style-name="ce47">
            <text:p>97,8%</text:p>
          </table:table-cell>
          <table:table-cell office:value-type="float" office:value="109158" table:style-name="ce46">
            <text:p>109.158</text:p>
          </table:table-cell>
          <table:table-cell office:value-type="percentage" office:value="0.93113596233078277" table:style-name="ce47">
            <text:p>93,1%</text:p>
          </table:table-cell>
          <table:table-cell office:value-type="float" office:value="148194" table:style-name="ce46">
            <text:p>148.194</text:p>
          </table:table-cell>
          <table:table-cell office:value-type="percentage" office:value="0.89382799447517147" table:style-name="ce47">
            <text:p>89,4%</text:p>
          </table:table-cell>
          <table:table-cell office:value-type="float" office:value="164223" table:style-name="ce46">
            <text:p>164.223</text:p>
          </table:table-cell>
          <table:table-cell office:value-type="percentage" office:value="0.79653396193469528" table:style-name="ce47">
            <text:p>79,7%</text:p>
          </table:table-cell>
          <table:table-cell office:value-type="float" office:value="120843" table:style-name="ce46">
            <text:p>120.843</text:p>
          </table:table-cell>
          <table:table-cell office:value-type="percentage" office:value="0.6632910141777405" table:style-name="ce47">
            <text:p>66,3%</text:p>
          </table:table-cell>
          <table:table-cell office:value-type="float" office:value="91847" table:style-name="ce46">
            <text:p>91.847</text:p>
          </table:table-cell>
          <table:table-cell office:value-type="percentage" office:value="0.66583781589363644" table:style-name="ce47">
            <text:p>66,6%</text:p>
          </table:table-cell>
          <table:table-cell office:value-type="float" office:value="71457" table:style-name="ce46">
            <text:p>71.457</text:p>
          </table:table-cell>
          <table:table-cell office:value-type="percentage" office:value="0.74839757017176367" table:style-name="ce47">
            <text:p>74,8%</text:p>
          </table:table-cell>
          <table:table-cell office:value-type="float" office:value="835294" table:style-name="ce46">
            <text:p>835.29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715106385651492" table:style-name="ce47">
            <text:p>80,7%</text:p>
          </table:table-cell>
          <table:table-cell office:value-type="percentage" office:value="0.71298620707904026" table:style-name="ce47">
            <text:p>7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867" table:style-name="ce46">
            <text:p>91.867</text:p>
          </table:table-cell>
          <table:table-cell office:value-type="percentage" office:value="1" table:style-name="ce47">
            <text:p>100,0%</text:p>
          </table:table-cell>
          <table:table-cell office:value-type="float" office:value="150112" table:style-name="ce46">
            <text:p>150.112</text:p>
          </table:table-cell>
          <table:table-cell office:value-type="percentage" office:value="0.9714037960020967" table:style-name="ce47">
            <text:p>97,1%</text:p>
          </table:table-cell>
          <table:table-cell office:value-type="float" office:value="220355" table:style-name="ce46">
            <text:p>220.355</text:p>
          </table:table-cell>
          <table:table-cell office:value-type="percentage" office:value="0.9373139026423698" table:style-name="ce47">
            <text:p>93,7%</text:p>
          </table:table-cell>
          <table:table-cell office:value-type="float" office:value="317645" table:style-name="ce46">
            <text:p>317.645</text:p>
          </table:table-cell>
          <table:table-cell office:value-type="percentage" office:value="0.90623145569909158" table:style-name="ce47">
            <text:p>90,6%</text:p>
          </table:table-cell>
          <table:table-cell office:value-type="float" office:value="312625" table:style-name="ce46">
            <text:p>312.625</text:p>
          </table:table-cell>
          <table:table-cell office:value-type="percentage" office:value="0.80589239129313994" table:style-name="ce47">
            <text:p>80,6%</text:p>
          </table:table-cell>
          <table:table-cell office:value-type="float" office:value="220135" table:style-name="ce46">
            <text:p>220.135</text:p>
          </table:table-cell>
          <table:table-cell office:value-type="percentage" office:value="0.70797982851666275" table:style-name="ce47">
            <text:p>70,8%</text:p>
          </table:table-cell>
          <table:table-cell office:value-type="float" office:value="175416" table:style-name="ce46">
            <text:p>175.416</text:p>
          </table:table-cell>
          <table:table-cell office:value-type="percentage" office:value="0.6967920301253635" table:style-name="ce47">
            <text:p>69,7%</text:p>
          </table:table-cell>
          <table:table-cell office:value-type="float" office:value="138236" table:style-name="ce46">
            <text:p>138.236</text:p>
          </table:table-cell>
          <table:table-cell office:value-type="percentage" office:value="0.7688448639298765" table:style-name="ce47">
            <text:p>76,9%</text:p>
          </table:table-cell>
          <table:table-cell office:value-type="float" office:value="1626391" table:style-name="ce46">
            <text:p>1.626.39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2946377297944585" table:style-name="ce47">
            <text:p>82,9%</text:p>
          </table:table-cell>
          <table:table-cell office:value-type="percentage" office:value="0.74743882217990099" table:style-name="ce47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38" table:style-name="ce46">
            <text:p>41.838</text:p>
          </table:table-cell>
          <table:table-cell office:value-type="percentage" office:value="1" table:style-name="ce47">
            <text:p>100,0%</text:p>
          </table:table-cell>
          <table:table-cell office:value-type="float" office:value="55683" table:style-name="ce46">
            <text:p>55.683</text:p>
          </table:table-cell>
          <table:table-cell office:value-type="percentage" office:value="1" table:style-name="ce47">
            <text:p>100,0%</text:p>
          </table:table-cell>
          <table:table-cell office:value-type="float" office:value="76199" table:style-name="ce46">
            <text:p>76.199</text:p>
          </table:table-cell>
          <table:table-cell office:value-type="percentage" office:value="0.9851832697653371" table:style-name="ce47">
            <text:p>98,5%</text:p>
          </table:table-cell>
          <table:table-cell office:value-type="float" office:value="83643" table:style-name="ce46">
            <text:p>83.643</text:p>
          </table:table-cell>
          <table:table-cell office:value-type="percentage" office:value="0.9297385620915033" table:style-name="ce47">
            <text:p>93,0%</text:p>
          </table:table-cell>
          <table:table-cell office:value-type="float" office:value="86893" table:style-name="ce46">
            <text:p>86.893</text:p>
          </table:table-cell>
          <table:table-cell office:value-type="percentage" office:value="0.88875819533799061" table:style-name="ce47">
            <text:p>88,9%</text:p>
          </table:table-cell>
          <table:table-cell office:value-type="float" office:value="53292" table:style-name="ce46">
            <text:p>53.292</text:p>
          </table:table-cell>
          <table:table-cell office:value-type="percentage" office:value="0.75620450385253923" table:style-name="ce47">
            <text:p>75,6%</text:p>
          </table:table-cell>
          <table:table-cell office:value-type="float" office:value="39536" table:style-name="ce46">
            <text:p>39.536</text:p>
          </table:table-cell>
          <table:table-cell office:value-type="percentage" office:value="0.78281358281358282" table:style-name="ce47">
            <text:p>78,3%</text:p>
          </table:table-cell>
          <table:table-cell office:value-type="float" office:value="37448" table:style-name="ce46">
            <text:p>37.448</text:p>
          </table:table-cell>
          <table:table-cell office:value-type="percentage" office:value="0.85180720151036093" table:style-name="ce47">
            <text:p>85,2%</text:p>
          </table:table-cell>
          <table:table-cell office:value-type="float" office:value="474532" table:style-name="ce46">
            <text:p>474.53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537598711762612" table:style-name="ce47">
            <text:p>90,5%</text:p>
          </table:table-cell>
          <table:table-cell office:value-type="percentage" office:value="0.81408119676448132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31" table:style-name="ce46">
            <text:p>226.831</text:p>
          </table:table-cell>
          <table:table-cell office:value-type="percentage" office:value="1" table:style-name="ce47">
            <text:p>100,0%</text:p>
          </table:table-cell>
          <table:table-cell office:value-type="float" office:value="249008" table:style-name="ce46">
            <text:p>249.008</text:p>
          </table:table-cell>
          <table:table-cell office:value-type="percentage" office:value="1" table:style-name="ce47">
            <text:p>100,0%</text:p>
          </table:table-cell>
          <table:table-cell office:value-type="float" office:value="317544" table:style-name="ce46">
            <text:p>317.544</text:p>
          </table:table-cell>
          <table:table-cell office:value-type="percentage" office:value="0.99676371341128467" table:style-name="ce47">
            <text:p>99,7%</text:p>
          </table:table-cell>
          <table:table-cell office:value-type="float" office:value="348451" table:style-name="ce46">
            <text:p>348.451</text:p>
          </table:table-cell>
          <table:table-cell office:value-type="percentage" office:value="0.91414966878730242" table:style-name="ce47">
            <text:p>91,4%</text:p>
          </table:table-cell>
          <table:table-cell office:value-type="float" office:value="314982" table:style-name="ce46">
            <text:p>314.982</text:p>
          </table:table-cell>
          <table:table-cell office:value-type="percentage" office:value="0.86699054513425355" table:style-name="ce47">
            <text:p>86,7%</text:p>
          </table:table-cell>
          <table:table-cell office:value-type="float" office:value="204946" table:style-name="ce46">
            <text:p>204.946</text:p>
          </table:table-cell>
          <table:table-cell office:value-type="percentage" office:value="0.76534358043639816" table:style-name="ce47">
            <text:p>76,5%</text:p>
          </table:table-cell>
          <table:table-cell office:value-type="float" office:value="164084" table:style-name="ce46">
            <text:p>164.084</text:p>
          </table:table-cell>
          <table:table-cell office:value-type="percentage" office:value="0.77762717647839397" table:style-name="ce47">
            <text:p>77,8%</text:p>
          </table:table-cell>
          <table:table-cell office:value-type="float" office:value="131713" table:style-name="ce46">
            <text:p>131.713</text:p>
          </table:table-cell>
          <table:table-cell office:value-type="percentage" office:value="0.7966094519238911" table:style-name="ce47">
            <text:p>79,7%</text:p>
          </table:table-cell>
          <table:table-cell office:value-type="float" office:value="1957559" table:style-name="ce46">
            <text:p>1.957.55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950892658160608" table:style-name="ce47">
            <text:p>90,0%</text:p>
          </table:table-cell>
          <table:table-cell office:value-type="percentage" office:value="0.81738038630132637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80" table:style-name="ce46">
            <text:p>136.180</text:p>
          </table:table-cell>
          <table:table-cell office:value-type="percentage" office:value="1" table:style-name="ce47">
            <text:p>100,0%</text:p>
          </table:table-cell>
          <table:table-cell office:value-type="float" office:value="157104" table:style-name="ce46">
            <text:p>157.104</text:p>
          </table:table-cell>
          <table:table-cell office:value-type="percentage" office:value="0.98744822471260396" table:style-name="ce47">
            <text:p>98,7%</text:p>
          </table:table-cell>
          <table:table-cell office:value-type="float" office:value="215561" table:style-name="ce46">
            <text:p>215.561</text:p>
          </table:table-cell>
          <table:table-cell office:value-type="percentage" office:value="0.98680210946512603" table:style-name="ce47">
            <text:p>98,7%</text:p>
          </table:table-cell>
          <table:table-cell office:value-type="float" office:value="276670" table:style-name="ce46">
            <text:p>276.670</text:p>
          </table:table-cell>
          <table:table-cell office:value-type="percentage" office:value="0.89980421363479668" table:style-name="ce47">
            <text:p>90,0%</text:p>
          </table:table-cell>
          <table:table-cell office:value-type="float" office:value="274974" table:style-name="ce46">
            <text:p>274.974</text:p>
          </table:table-cell>
          <table:table-cell office:value-type="percentage" office:value="0.83172970765717402" table:style-name="ce47">
            <text:p>83,2%</text:p>
          </table:table-cell>
          <table:table-cell office:value-type="float" office:value="193233" table:style-name="ce46">
            <text:p>193.233</text:p>
          </table:table-cell>
          <table:table-cell office:value-type="percentage" office:value="0.72671031699767963" table:style-name="ce47">
            <text:p>72,7%</text:p>
          </table:table-cell>
          <table:table-cell office:value-type="float" office:value="159344" table:style-name="ce46">
            <text:p>159.344</text:p>
          </table:table-cell>
          <table:table-cell office:value-type="percentage" office:value="0.73063749203306905" table:style-name="ce47">
            <text:p>73,1%</text:p>
          </table:table-cell>
          <table:table-cell office:value-type="float" office:value="138547" table:style-name="ce46">
            <text:p>138.547</text:p>
          </table:table-cell>
          <table:table-cell office:value-type="percentage" office:value="0.79637527878049341" table:style-name="ce47">
            <text:p>79,6%</text:p>
          </table:table-cell>
          <table:table-cell office:value-type="float" office:value="1551613" table:style-name="ce46">
            <text:p>1.551.61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782105547152121" table:style-name="ce47">
            <text:p>85,8%</text:p>
          </table:table-cell>
          <table:table-cell office:value-type="percentage" office:value="0.75865297686655864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888" table:style-name="ce46">
            <text:p>452.888</text:p>
          </table:table-cell>
          <table:table-cell office:value-type="percentage" office:value="1" table:style-name="ce47">
            <text:p>100,0%</text:p>
          </table:table-cell>
          <table:table-cell office:value-type="float" office:value="613955" table:style-name="ce46">
            <text:p>613.955</text:p>
          </table:table-cell>
          <table:table-cell office:value-type="percentage" office:value="0.96641386952771324" table:style-name="ce47">
            <text:p>96,6%</text:p>
          </table:table-cell>
          <table:table-cell office:value-type="float" office:value="786461" table:style-name="ce46">
            <text:p>786.461</text:p>
          </table:table-cell>
          <table:table-cell office:value-type="percentage" office:value="0.93896373378670084" table:style-name="ce47">
            <text:p>93,9%</text:p>
          </table:table-cell>
          <table:table-cell office:value-type="float" office:value="1012027" table:style-name="ce46">
            <text:p>1.012.027</text:p>
          </table:table-cell>
          <table:table-cell office:value-type="percentage" office:value="0.92695140046529523" table:style-name="ce47">
            <text:p>92,7%</text:p>
          </table:table-cell>
          <table:table-cell office:value-type="float" office:value="1104939" table:style-name="ce46">
            <text:p>1.104.939</text:p>
          </table:table-cell>
          <table:table-cell office:value-type="percentage" office:value="0.83913788062319872" table:style-name="ce47">
            <text:p>83,9%</text:p>
          </table:table-cell>
          <table:table-cell office:value-type="float" office:value="740499" table:style-name="ce46">
            <text:p>740.499</text:p>
          </table:table-cell>
          <table:table-cell office:value-type="percentage" office:value="0.70884753965914005" table:style-name="ce47">
            <text:p>70,9%</text:p>
          </table:table-cell>
          <table:table-cell office:value-type="float" office:value="595524" table:style-name="ce46">
            <text:p>595.524</text:p>
          </table:table-cell>
          <table:table-cell office:value-type="percentage" office:value="0.70985714030288405" table:style-name="ce47">
            <text:p>71,0%</text:p>
          </table:table-cell>
          <table:table-cell office:value-type="float" office:value="498107" table:style-name="ce46">
            <text:p>498.107</text:p>
          </table:table-cell>
          <table:table-cell office:value-type="percentage" office:value="0.75911735749795017" table:style-name="ce47">
            <text:p>75,9%</text:p>
          </table:table-cell>
          <table:table-cell office:value-type="float" office:value="5804400" table:style-name="ce46">
            <text:p>5.804.40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50925694052146" table:style-name="ce47">
            <text:p>84,5%</text:p>
          </table:table-cell>
          <table:table-cell office:value-type="percentage" office:value="0.74602090693902012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10" table:style-name="ce46">
            <text:p>293.110</text:p>
          </table:table-cell>
          <table:table-cell office:value-type="percentage" office:value="1" table:style-name="ce47">
            <text:p>100,0%</text:p>
          </table:table-cell>
          <table:table-cell office:value-type="float" office:value="431613" table:style-name="ce46">
            <text:p>431.613</text:p>
          </table:table-cell>
          <table:table-cell office:value-type="percentage" office:value="0.98572838017457554" table:style-name="ce47">
            <text:p>98,6%</text:p>
          </table:table-cell>
          <table:table-cell office:value-type="float" office:value="564077" table:style-name="ce46">
            <text:p>564.077</text:p>
          </table:table-cell>
          <table:table-cell office:value-type="percentage" office:value="0.97132736840655176" table:style-name="ce47">
            <text:p>97,1%</text:p>
          </table:table-cell>
          <table:table-cell office:value-type="float" office:value="708798" table:style-name="ce46">
            <text:p>708.798</text:p>
          </table:table-cell>
          <table:table-cell office:value-type="percentage" office:value="0.94213208495163048" table:style-name="ce47">
            <text:p>94,2%</text:p>
          </table:table-cell>
          <table:table-cell office:value-type="float" office:value="742995" table:style-name="ce46">
            <text:p>742.995</text:p>
          </table:table-cell>
          <table:table-cell office:value-type="percentage" office:value="0.87248176348187156" table:style-name="ce47">
            <text:p>87,2%</text:p>
          </table:table-cell>
          <table:table-cell office:value-type="float" office:value="494078" table:style-name="ce46">
            <text:p>494.078</text:p>
          </table:table-cell>
          <table:table-cell office:value-type="percentage" office:value="0.76157402055308676" table:style-name="ce47">
            <text:p>76,2%</text:p>
          </table:table-cell>
          <table:table-cell office:value-type="float" office:value="406326" table:style-name="ce46">
            <text:p>406.326</text:p>
          </table:table-cell>
          <table:table-cell office:value-type="percentage" office:value="0.78726125015984472" table:style-name="ce47">
            <text:p>78,7%</text:p>
          </table:table-cell>
          <table:table-cell office:value-type="float" office:value="353034" table:style-name="ce46">
            <text:p>353.034</text:p>
          </table:table-cell>
          <table:table-cell office:value-type="percentage" office:value="0.83158591480951916" table:style-name="ce47">
            <text:p>83,2%</text:p>
          </table:table-cell>
          <table:table-cell office:value-type="float" office:value="3994031" table:style-name="ce46">
            <text:p>3.994.03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98445992265942" table:style-name="ce47">
            <text:p>89,0%</text:p>
          </table:table-cell>
          <table:table-cell office:value-type="percentage" office:value="0.78974732434140937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57" table:style-name="ce46">
            <text:p>77.357</text:p>
          </table:table-cell>
          <table:table-cell office:value-type="percentage" office:value="1" table:style-name="ce47">
            <text:p>100,0%</text:p>
          </table:table-cell>
          <table:table-cell office:value-type="float" office:value="95393" table:style-name="ce46">
            <text:p>95.393</text:p>
          </table:table-cell>
          <table:table-cell office:value-type="percentage" office:value="1" table:style-name="ce47">
            <text:p>100,0%</text:p>
          </table:table-cell>
          <table:table-cell office:value-type="float" office:value="131568" table:style-name="ce46">
            <text:p>131.568</text:p>
          </table:table-cell>
          <table:table-cell office:value-type="percentage" office:value="1.0500490833778942" table:style-name="ce47">
            <text:p>105,0%</text:p>
          </table:table-cell>
          <table:table-cell office:value-type="float" office:value="160173" table:style-name="ce46">
            <text:p>160.173</text:p>
          </table:table-cell>
          <table:table-cell office:value-type="percentage" office:value="0.94655942700453854" table:style-name="ce47">
            <text:p>94,7%</text:p>
          </table:table-cell>
          <table:table-cell office:value-type="float" office:value="144224" table:style-name="ce46">
            <text:p>144.224</text:p>
          </table:table-cell>
          <table:table-cell office:value-type="percentage" office:value="0.90425972136882893" table:style-name="ce47">
            <text:p>90,4%</text:p>
          </table:table-cell>
          <table:table-cell office:value-type="float" office:value="110070" table:style-name="ce46">
            <text:p>110.070</text:p>
          </table:table-cell>
          <table:table-cell office:value-type="percentage" office:value="0.82462409817274629" table:style-name="ce47">
            <text:p>82,5%</text:p>
          </table:table-cell>
          <table:table-cell office:value-type="float" office:value="89299" table:style-name="ce46">
            <text:p>89.299</text:p>
          </table:table-cell>
          <table:table-cell office:value-type="percentage" office:value="0.78802506177197318" table:style-name="ce47">
            <text:p>78,8%</text:p>
          </table:table-cell>
          <table:table-cell office:value-type="float" office:value="72877" table:style-name="ce46">
            <text:p>72.877</text:p>
          </table:table-cell>
          <table:table-cell office:value-type="percentage" office:value="0.85990560471976396" table:style-name="ce47">
            <text:p>86,0%</text:p>
          </table:table-cell>
          <table:table-cell office:value-type="float" office:value="880961" table:style-name="ce46">
            <text:p>880.96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398448979848691" table:style-name="ce47">
            <text:p>92,4%</text:p>
          </table:table-cell>
          <table:table-cell office:value-type="percentage" office:value="0.82798098097063211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622" table:style-name="ce46">
            <text:p>240.622</text:p>
          </table:table-cell>
          <table:table-cell office:value-type="percentage" office:value="1" table:style-name="ce47">
            <text:p>100,0%</text:p>
          </table:table-cell>
          <table:table-cell office:value-type="float" office:value="289993" table:style-name="ce46">
            <text:p>289.993</text:p>
          </table:table-cell>
          <table:table-cell office:value-type="percentage" office:value="1" table:style-name="ce47">
            <text:p>100,0%</text:p>
          </table:table-cell>
          <table:table-cell office:value-type="float" office:value="344421" table:style-name="ce46">
            <text:p>344.421</text:p>
          </table:table-cell>
          <table:table-cell office:value-type="percentage" office:value="0.99277657835798305" table:style-name="ce47">
            <text:p>99,3%</text:p>
          </table:table-cell>
          <table:table-cell office:value-type="float" office:value="388380" table:style-name="ce46">
            <text:p>388.380</text:p>
          </table:table-cell>
          <table:table-cell office:value-type="percentage" office:value="0.95686259051119893" table:style-name="ce47">
            <text:p>95,7%</text:p>
          </table:table-cell>
          <table:table-cell office:value-type="float" office:value="404202" table:style-name="ce46">
            <text:p>404.202</text:p>
          </table:table-cell>
          <table:table-cell office:value-type="percentage" office:value="0.91196491140988356" table:style-name="ce47">
            <text:p>91,2%</text:p>
          </table:table-cell>
          <table:table-cell office:value-type="float" office:value="258309" table:style-name="ce46">
            <text:p>258.309</text:p>
          </table:table-cell>
          <table:table-cell office:value-type="percentage" office:value="0.79870937020729238" table:style-name="ce47">
            <text:p>79,9%</text:p>
          </table:table-cell>
          <table:table-cell office:value-type="float" office:value="192365" table:style-name="ce46">
            <text:p>192.365</text:p>
          </table:table-cell>
          <table:table-cell office:value-type="percentage" office:value="0.83281741788285613" table:style-name="ce47">
            <text:p>83,3%</text:p>
          </table:table-cell>
          <table:table-cell office:value-type="float" office:value="163063" table:style-name="ce46">
            <text:p>163.063</text:p>
          </table:table-cell>
          <table:table-cell office:value-type="percentage" office:value="0.90587032726505079" table:style-name="ce47">
            <text:p>90,6%</text:p>
          </table:table-cell>
          <table:table-cell office:value-type="float" office:value="2281355" table:style-name="ce46">
            <text:p>2.281.35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945927414048579" table:style-name="ce47">
            <text:p>92,9%</text:p>
          </table:table-cell>
          <table:table-cell office:value-type="percentage" office:value="0.84437743609027849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5" table:style-name="ce46">
            <text:p>23.155</text:p>
          </table:table-cell>
          <table:table-cell office:value-type="percentage" office:value="1" table:style-name="ce47">
            <text:p>100,0%</text:p>
          </table:table-cell>
          <table:table-cell office:value-type="float" office:value="28546" table:style-name="ce46">
            <text:p>28.546</text:p>
          </table:table-cell>
          <table:table-cell office:value-type="percentage" office:value="1" table:style-name="ce47">
            <text:p>100,0%</text:p>
          </table:table-cell>
          <table:table-cell office:value-type="float" office:value="37425" table:style-name="ce46">
            <text:p>37.425</text:p>
          </table:table-cell>
          <table:table-cell office:value-type="percentage" office:value="0.99223182565353407" table:style-name="ce47">
            <text:p>99,2%</text:p>
          </table:table-cell>
          <table:table-cell office:value-type="float" office:value="44716" table:style-name="ce46">
            <text:p>44.716</text:p>
          </table:table-cell>
          <table:table-cell office:value-type="percentage" office:value="0.93815038603558243" table:style-name="ce47">
            <text:p>93,8%</text:p>
          </table:table-cell>
          <table:table-cell office:value-type="float" office:value="46653" table:style-name="ce46">
            <text:p>46.653</text:p>
          </table:table-cell>
          <table:table-cell office:value-type="percentage" office:value="0.88112640942829623" table:style-name="ce47">
            <text:p>88,1%</text:p>
          </table:table-cell>
          <table:table-cell office:value-type="float" office:value="29945" table:style-name="ce46">
            <text:p>29.945</text:p>
          </table:table-cell>
          <table:table-cell office:value-type="percentage" office:value="0.76159108827793176" table:style-name="ce47">
            <text:p>76,2%</text:p>
          </table:table-cell>
          <table:table-cell office:value-type="float" office:value="22577" table:style-name="ce46">
            <text:p>22.577</text:p>
          </table:table-cell>
          <table:table-cell office:value-type="percentage" office:value="0.74125024624072489" table:style-name="ce47">
            <text:p>74,1%</text:p>
          </table:table-cell>
          <table:table-cell office:value-type="float" office:value="20309" table:style-name="ce46">
            <text:p>20.309</text:p>
          </table:table-cell>
          <table:table-cell office:value-type="percentage" office:value="0.79543318188939371" table:style-name="ce47">
            <text:p>79,5%</text:p>
          </table:table-cell>
          <table:table-cell office:value-type="float" office:value="253326" table:style-name="ce46">
            <text:p>253.32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208719230904676" table:style-name="ce47">
            <text:p>89,2%</text:p>
          </table:table-cell>
          <table:table-cell office:value-type="percentage" office:value="0.7918565614508899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776" table:style-name="ce46">
            <text:p>370.776</text:p>
          </table:table-cell>
          <table:table-cell office:value-type="percentage" office:value="1" table:style-name="ce47">
            <text:p>100,0%</text:p>
          </table:table-cell>
          <table:table-cell office:value-type="float" office:value="508526" table:style-name="ce46">
            <text:p>508.526</text:p>
          </table:table-cell>
          <table:table-cell office:value-type="percentage" office:value="0.96663061391686833" table:style-name="ce47">
            <text:p>96,7%</text:p>
          </table:table-cell>
          <table:table-cell office:value-type="float" office:value="675460" table:style-name="ce46">
            <text:p>675.460</text:p>
          </table:table-cell>
          <table:table-cell office:value-type="percentage" office:value="0.96038377815029508" table:style-name="ce47">
            <text:p>96,0%</text:p>
          </table:table-cell>
          <table:table-cell office:value-type="float" office:value="930531" table:style-name="ce46">
            <text:p>930.531</text:p>
          </table:table-cell>
          <table:table-cell office:value-type="percentage" office:value="0.95656585281609563" table:style-name="ce47">
            <text:p>95,7%</text:p>
          </table:table-cell>
          <table:table-cell office:value-type="float" office:value="1006063" table:style-name="ce46">
            <text:p>1.006.063</text:p>
          </table:table-cell>
          <table:table-cell office:value-type="percentage" office:value="0.86285422193176331" table:style-name="ce47">
            <text:p>86,3%</text:p>
          </table:table-cell>
          <table:table-cell office:value-type="float" office:value="710959" table:style-name="ce46">
            <text:p>710.959</text:p>
          </table:table-cell>
          <table:table-cell office:value-type="percentage" office:value="0.74866159807927213" table:style-name="ce47">
            <text:p>74,9%</text:p>
          </table:table-cell>
          <table:table-cell office:value-type="float" office:value="560316" table:style-name="ce46">
            <text:p>560.316</text:p>
          </table:table-cell>
          <table:table-cell office:value-type="percentage" office:value="0.7546597528536314" table:style-name="ce47">
            <text:p>75,5%</text:p>
          </table:table-cell>
          <table:table-cell office:value-type="float" office:value="429496" table:style-name="ce46">
            <text:p>429.496</text:p>
          </table:table-cell>
          <table:table-cell office:value-type="percentage" office:value="0.77590499004592239" table:style-name="ce47">
            <text:p>77,6%</text:p>
          </table:table-cell>
          <table:table-cell office:value-type="float" office:value="5192127" table:style-name="ce46">
            <text:p>5.192.12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854829684555057" table:style-name="ce47">
            <text:p>86,9%</text:p>
          </table:table-cell>
          <table:table-cell office:value-type="percentage" office:value="0.76581309307764378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85" table:style-name="ce46">
            <text:p>72.885</text:p>
          </table:table-cell>
          <table:table-cell office:value-type="percentage" office:value="1" table:style-name="ce47">
            <text:p>100,0%</text:p>
          </table:table-cell>
          <table:table-cell office:value-type="float" office:value="101204" table:style-name="ce46">
            <text:p>101.204</text:p>
          </table:table-cell>
          <table:table-cell office:value-type="percentage" office:value="0.98352753671075521" table:style-name="ce47">
            <text:p>98,4%</text:p>
          </table:table-cell>
          <table:table-cell office:value-type="float" office:value="145213" table:style-name="ce46">
            <text:p>145.213</text:p>
          </table:table-cell>
          <table:table-cell office:value-type="percentage" office:value="0.98845543840064254" table:style-name="ce47">
            <text:p>98,8%</text:p>
          </table:table-cell>
          <table:table-cell office:value-type="float" office:value="204285" table:style-name="ce46">
            <text:p>204.285</text:p>
          </table:table-cell>
          <table:table-cell office:value-type="percentage" office:value="0.9579331882807518" table:style-name="ce47">
            <text:p>95,8%</text:p>
          </table:table-cell>
          <table:table-cell office:value-type="float" office:value="225323" table:style-name="ce46">
            <text:p>225.323</text:p>
          </table:table-cell>
          <table:table-cell office:value-type="percentage" office:value="0.88655043929539612" table:style-name="ce47">
            <text:p>88,7%</text:p>
          </table:table-cell>
          <table:table-cell office:value-type="float" office:value="158553" table:style-name="ce46">
            <text:p>158.553</text:p>
          </table:table-cell>
          <table:table-cell office:value-type="percentage" office:value="0.75861590503485599" table:style-name="ce47">
            <text:p>75,9%</text:p>
          </table:table-cell>
          <table:table-cell office:value-type="float" office:value="130617" table:style-name="ce46">
            <text:p>130.617</text:p>
          </table:table-cell>
          <table:table-cell office:value-type="percentage" office:value="0.75830778876968097" table:style-name="ce47">
            <text:p>75,8%</text:p>
          </table:table-cell>
          <table:table-cell office:value-type="float" office:value="112337" table:style-name="ce46">
            <text:p>112.337</text:p>
          </table:table-cell>
          <table:table-cell office:value-type="percentage" office:value="0.79169661860261886" table:style-name="ce47">
            <text:p>79,2%</text:p>
          </table:table-cell>
          <table:table-cell office:value-type="float" office:value="1150417" table:style-name="ce46">
            <text:p>1.150.41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808908533993013" table:style-name="ce47">
            <text:p>87,8%</text:p>
          </table:table-cell>
          <table:table-cell office:value-type="percentage" office:value="0.7612348974458909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9" table:style-name="ce46">
            <text:p>42.129</text:p>
          </table:table-cell>
          <table:table-cell office:value-type="percentage" office:value="1" table:style-name="ce47">
            <text:p>100,0%</text:p>
          </table:table-cell>
          <table:table-cell office:value-type="float" office:value="55740" table:style-name="ce46">
            <text:p>55.740</text:p>
          </table:table-cell>
          <table:table-cell office:value-type="percentage" office:value="0.99906796673358189" table:style-name="ce47">
            <text:p>99,9%</text:p>
          </table:table-cell>
          <table:table-cell office:value-type="float" office:value="71657" table:style-name="ce46">
            <text:p>71.657</text:p>
          </table:table-cell>
          <table:table-cell office:value-type="percentage" office:value="0.97038351118574295" table:style-name="ce47">
            <text:p>97,0%</text:p>
          </table:table-cell>
          <table:table-cell office:value-type="float" office:value="91228" table:style-name="ce46">
            <text:p>91.228</text:p>
          </table:table-cell>
          <table:table-cell office:value-type="percentage" office:value="0.94347115643162971" table:style-name="ce47">
            <text:p>94,3%</text:p>
          </table:table-cell>
          <table:table-cell office:value-type="float" office:value="94296" table:style-name="ce46">
            <text:p>94.296</text:p>
          </table:table-cell>
          <table:table-cell office:value-type="percentage" office:value="0.87309494268624654" table:style-name="ce47">
            <text:p>87,3%</text:p>
          </table:table-cell>
          <table:table-cell office:value-type="float" office:value="62447" table:style-name="ce46">
            <text:p>62.447</text:p>
          </table:table-cell>
          <table:table-cell office:value-type="percentage" office:value="0.76771861668777119" table:style-name="ce47">
            <text:p>76,8%</text:p>
          </table:table-cell>
          <table:table-cell office:value-type="float" office:value="54738" table:style-name="ce46">
            <text:p>54.738</text:p>
          </table:table-cell>
          <table:table-cell office:value-type="percentage" office:value="0.80346998987185703" table:style-name="ce47">
            <text:p>80,3%</text:p>
          </table:table-cell>
          <table:table-cell office:value-type="float" office:value="47113" table:style-name="ce46">
            <text:p>47.113</text:p>
          </table:table-cell>
          <table:table-cell office:value-type="percentage" office:value="0.83551464850677448" table:style-name="ce47">
            <text:p>83,6%</text:p>
          </table:table-cell>
          <table:table-cell office:value-type="float" office:value="519348" table:style-name="ce46">
            <text:p>519.34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33420944897601" table:style-name="ce47">
            <text:p>89,3%</text:p>
          </table:table-cell>
          <table:table-cell office:value-type="percentage" office:value="0.7854663587402847" table:style-name="ce47">
            <text:p>78,5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51" table:style-name="ce46">
            <text:p>161.851</text:p>
          </table:table-cell>
          <table:table-cell office:value-type="percentage" office:value="1.0246976891421335" table:style-name="ce47">
            <text:p>102,5%</text:p>
          </table:table-cell>
          <table:table-cell office:value-type="float" office:value="212156" table:style-name="ce46">
            <text:p>212.156</text:p>
          </table:table-cell>
          <table:table-cell office:value-type="percentage" office:value="0.99565892782556864" table:style-name="ce47">
            <text:p>99,6%</text:p>
          </table:table-cell>
          <table:table-cell office:value-type="float" office:value="273061" table:style-name="ce46">
            <text:p>273.061</text:p>
          </table:table-cell>
          <table:table-cell office:value-type="percentage" office:value="0.97480356562746551" table:style-name="ce47">
            <text:p>97,5%</text:p>
          </table:table-cell>
          <table:table-cell office:value-type="float" office:value="320207" table:style-name="ce46">
            <text:p>320.207</text:p>
          </table:table-cell>
          <table:table-cell office:value-type="percentage" office:value="0.94184900743285571" table:style-name="ce47">
            <text:p>94,2%</text:p>
          </table:table-cell>
          <table:table-cell office:value-type="float" office:value="315208" table:style-name="ce46">
            <text:p>315.208</text:p>
          </table:table-cell>
          <table:table-cell office:value-type="percentage" office:value="0.87042053610137715" table:style-name="ce47">
            <text:p>87,0%</text:p>
          </table:table-cell>
          <table:table-cell office:value-type="float" office:value="195560" table:style-name="ce46">
            <text:p>195.560</text:p>
          </table:table-cell>
          <table:table-cell office:value-type="percentage" office:value="0.75058627558598767" table:style-name="ce47">
            <text:p>75,1%</text:p>
          </table:table-cell>
          <table:table-cell office:value-type="float" office:value="155657" table:style-name="ce46">
            <text:p>155.657</text:p>
          </table:table-cell>
          <table:table-cell office:value-type="percentage" office:value="0.77236099119751511" table:style-name="ce47">
            <text:p>77,2%</text:p>
          </table:table-cell>
          <table:table-cell office:value-type="float" office:value="140184" table:style-name="ce46">
            <text:p>140.184</text:p>
          </table:table-cell>
          <table:table-cell office:value-type="percentage" office:value="0.83142948649514248" table:style-name="ce47">
            <text:p>83,1%</text:p>
          </table:table-cell>
          <table:table-cell office:value-type="float" office:value="1773884" table:style-name="ce46">
            <text:p>1.773.88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412044600071672" table:style-name="ce47">
            <text:p>89,4%</text:p>
          </table:table-cell>
          <table:table-cell office:value-type="percentage" office:value="0.79886548279129421" table:style-name="ce47">
            <text:p>79,9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6" table:style-name="ce46">
            <text:p>2.376</text:p>
          </table:table-cell>
          <table:table-cell office:value-type="percentage" office:value="0.91209213051823412" table:style-name="ce47">
            <text:p>91,2%</text:p>
          </table:table-cell>
          <table:table-cell office:value-type="float" office:value="3857" table:style-name="ce46">
            <text:p>3.857</text:p>
          </table:table-cell>
          <table:table-cell office:value-type="percentage" office:value="0.89323761000463175" table:style-name="ce47">
            <text:p>89,3%</text:p>
          </table:table-cell>
          <table:table-cell office:value-type="float" office:value="7509" table:style-name="ce46">
            <text:p>7.509</text:p>
          </table:table-cell>
          <table:table-cell office:value-type="percentage" office:value="0.95570828560519283" table:style-name="ce47">
            <text:p>95,6%</text:p>
          </table:table-cell>
          <table:table-cell office:value-type="float" office:value="10404" table:style-name="ce46">
            <text:p>10.404</text:p>
          </table:table-cell>
          <table:table-cell office:value-type="percentage" office:value="0.90031152647975077" table:style-name="ce47">
            <text:p>90,0%</text:p>
          </table:table-cell>
          <table:table-cell office:value-type="float" office:value="10809" table:style-name="ce46">
            <text:p>10.809</text:p>
          </table:table-cell>
          <table:table-cell office:value-type="percentage" office:value="0.85500711912672045" table:style-name="ce47">
            <text:p>85,5%</text:p>
          </table:table-cell>
          <table:table-cell office:value-type="float" office:value="8669" table:style-name="ce46">
            <text:p>8.669</text:p>
          </table:table-cell>
          <table:table-cell office:value-type="percentage" office:value="0.72885488481587357" table:style-name="ce47">
            <text:p>72,9%</text:p>
          </table:table-cell>
          <table:table-cell office:value-type="float" office:value="8257" table:style-name="ce46">
            <text:p>8.257</text:p>
          </table:table-cell>
          <table:table-cell office:value-type="percentage" office:value="0.75289504878271174" table:style-name="ce47">
            <text:p>75,3%</text:p>
          </table:table-cell>
          <table:table-cell office:value-type="float" office:value="7173" table:style-name="ce46">
            <text:p>7.173</text:p>
          </table:table-cell>
          <table:table-cell office:value-type="percentage" office:value="0.78599605522682447" table:style-name="ce47">
            <text:p>78,6%</text:p>
          </table:table-cell>
          <table:table-cell office:value-type="float" office:value="59054" table:style-name="ce46">
            <text:p>59.05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3215669696329175" table:style-name="ce47">
            <text:p>83,2%</text:p>
          </table:table-cell>
          <table:table-cell office:value-type="percentage" office:value="0.70133726039761524" table:style-name="ce47">
            <text:p>70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2" table:style-name="ce46">
            <text:p>1.962</text:p>
          </table:table-cell>
          <table:table-cell office:value-type="percentage" office:value="0.83524904214559392" table:style-name="ce47">
            <text:p>83,5%</text:p>
          </table:table-cell>
          <table:table-cell office:value-type="float" office:value="3237" table:style-name="ce46">
            <text:p>3.237</text:p>
          </table:table-cell>
          <table:table-cell office:value-type="percentage" office:value="0.86366061899679825" table:style-name="ce47">
            <text:p>86,4%</text:p>
          </table:table-cell>
          <table:table-cell office:value-type="float" office:value="6991" table:style-name="ce46">
            <text:p>6.991</text:p>
          </table:table-cell>
          <table:table-cell office:value-type="percentage" office:value="0.8931902389165709" table:style-name="ce47">
            <text:p>89,3%</text:p>
          </table:table-cell>
          <table:table-cell office:value-type="float" office:value="9465" table:style-name="ce46">
            <text:p>9.465</text:p>
          </table:table-cell>
          <table:table-cell office:value-type="percentage" office:value="0.83768475086290817" table:style-name="ce47">
            <text:p>83,8%</text:p>
          </table:table-cell>
          <table:table-cell office:value-type="float" office:value="9793" table:style-name="ce46">
            <text:p>9.793</text:p>
          </table:table-cell>
          <table:table-cell office:value-type="percentage" office:value="0.81594734210964837" table:style-name="ce47">
            <text:p>81,6%</text:p>
          </table:table-cell>
          <table:table-cell office:value-type="float" office:value="8157" table:style-name="ce46">
            <text:p>8.157</text:p>
          </table:table-cell>
          <table:table-cell office:value-type="percentage" office:value="0.6722986895244375" table:style-name="ce47">
            <text:p>67,2%</text:p>
          </table:table-cell>
          <table:table-cell office:value-type="float" office:value="7801" table:style-name="ce46">
            <text:p>7.801</text:p>
          </table:table-cell>
          <table:table-cell office:value-type="percentage" office:value="0.65035431429762403" table:style-name="ce47">
            <text:p>65,0%</text:p>
          </table:table-cell>
          <table:table-cell office:value-type="float" office:value="6970" table:style-name="ce46">
            <text:p>6.970</text:p>
          </table:table-cell>
          <table:table-cell office:value-type="percentage" office:value="0.72801336954251095" table:style-name="ce47">
            <text:p>72,8%</text:p>
          </table:table-cell>
          <table:table-cell office:value-type="float" office:value="54376" table:style-name="ce46">
            <text:p>54.376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664739802895931" table:style-name="ce47">
            <text:p>76,7%</text:p>
          </table:table-cell>
          <table:table-cell office:value-type="percentage" office:value="0.6244659837383435" table:style-name="ce47">
            <text:p>62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395" table:style-name="ce46">
            <text:p>3.395</text:p>
          </table:table-cell>
          <table:table-cell office:value-type="string" table:style-name="ce47">
            <text:p>-</text:p>
          </table:table-cell>
          <table:table-cell office:value-type="float" office:value="8924" table:style-name="ce46">
            <text:p>8.924</text:p>
          </table:table-cell>
          <table:table-cell office:value-type="string" table:style-name="ce47">
            <text:p>-</text:p>
          </table:table-cell>
          <table:table-cell office:value-type="float" office:value="20658" table:style-name="ce46">
            <text:p>20.658</text:p>
          </table:table-cell>
          <table:table-cell office:value-type="string" table:style-name="ce47">
            <text:p>-</text:p>
          </table:table-cell>
          <table:table-cell office:value-type="float" office:value="29919" table:style-name="ce46">
            <text:p>29.919</text:p>
          </table:table-cell>
          <table:table-cell office:value-type="string" table:style-name="ce47">
            <text:p>-</text:p>
          </table:table-cell>
          <table:table-cell office:value-type="float" office:value="22575" table:style-name="ce46">
            <text:p>22.575</text:p>
          </table:table-cell>
          <table:table-cell office:value-type="string" table:style-name="ce47">
            <text:p>-</text:p>
          </table:table-cell>
          <table:table-cell office:value-type="float" office:value="1147" table:style-name="ce46">
            <text:p>1.147</text:p>
          </table:table-cell>
          <table:table-cell office:value-type="string" table:style-name="ce47">
            <text:p>-</text:p>
          </table:table-cell>
          <table:table-cell office:value-type="float" office:value="86658" table:style-name="ce46">
            <text:p>86.65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7" table:style-name="ce49">
            <text:p>207</text:p>
          </table:table-cell>
          <table:table-cell office:value-type="string" table:style-name="ce50">
            <text:p>-</text:p>
          </table:table-cell>
          <table:table-cell office:value-type="float" office:value="632" table:style-name="ce49">
            <text:p>632</text:p>
          </table:table-cell>
          <table:table-cell office:value-type="string" table:style-name="ce50">
            <text:p>-</text:p>
          </table:table-cell>
          <table:table-cell office:value-type="float" office:value="1213" table:style-name="ce49">
            <text:p>1.213</text:p>
          </table:table-cell>
          <table:table-cell office:value-type="string" table:style-name="ce50">
            <text:p>-</text:p>
          </table:table-cell>
          <table:table-cell office:value-type="float" office:value="1379" table:style-name="ce49">
            <text:p>1.379</text:p>
          </table:table-cell>
          <table:table-cell office:value-type="string" table:style-name="ce50">
            <text:p>-</text:p>
          </table:table-cell>
          <table:table-cell office:value-type="float" office:value="1169" table:style-name="ce49">
            <text:p>1.169</text:p>
          </table:table-cell>
          <table:table-cell office:value-type="string" table:style-name="ce50">
            <text:p>-</text:p>
          </table:table-cell>
          <table:table-cell office:value-type="float" office:value="148" table:style-name="ce49">
            <text:p>148</text:p>
          </table:table-cell>
          <table:table-cell office:value-type="string" table:style-name="ce50">
            <text:p>-</text:p>
          </table:table-cell>
          <table:table-cell office:value-type="float" office:value="4806" table:style-name="ce49">
            <text:p>4.80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02301" table:style-name="ce53">
            <text:p>2.902.301</text:p>
          </table:table-cell>
          <table:table-cell office:value-type="percentage" office:value="1" table:style-name="ce54">
            <text:p>100,0%</text:p>
          </table:table-cell>
          <table:table-cell office:value-type="float" office:value="3916113" table:style-name="ce53">
            <text:p>3.916.113</text:p>
          </table:table-cell>
          <table:table-cell office:value-type="percentage" office:value="0.98890618667212116" table:style-name="ce54">
            <text:p>98,9%</text:p>
          </table:table-cell>
          <table:table-cell office:value-type="float" office:value="5203626" table:style-name="ce53">
            <text:p>5.203.626</text:p>
          </table:table-cell>
          <table:table-cell office:value-type="percentage" office:value="0.97501211357871276" table:style-name="ce54">
            <text:p>97,5%</text:p>
          </table:table-cell>
          <table:table-cell office:value-type="float" office:value="6599828" table:style-name="ce53">
            <text:p>6.599.828</text:p>
          </table:table-cell>
          <table:table-cell office:value-type="percentage" office:value="0.93836781735360297" table:style-name="ce54">
            <text:p>93,8%</text:p>
          </table:table-cell>
          <table:table-cell office:value-type="float" office:value="6842009" table:style-name="ce53">
            <text:p>6.842.009</text:p>
          </table:table-cell>
          <table:table-cell office:value-type="percentage" office:value="0.86698390987940932" table:style-name="ce54">
            <text:p>86,7%</text:p>
          </table:table-cell>
          <table:table-cell office:value-type="float" office:value="4705392" table:style-name="ce53">
            <text:p>4.705.392</text:p>
          </table:table-cell>
          <table:table-cell office:value-type="percentage" office:value="0.75523076115622056" table:style-name="ce54">
            <text:p>75,5%</text:p>
          </table:table-cell>
          <table:table-cell office:value-type="float" office:value="3762137" table:style-name="ce53">
            <text:p>3.762.137</text:p>
          </table:table-cell>
          <table:table-cell office:value-type="percentage" office:value="0.76085154834325652" table:style-name="ce54">
            <text:p>76,1%</text:p>
          </table:table-cell>
          <table:table-cell office:value-type="float" office:value="3142740" table:style-name="ce53">
            <text:p>3.142.740</text:p>
          </table:table-cell>
          <table:table-cell office:value-type="percentage" office:value="0.80817530651741998" table:style-name="ce54">
            <text:p>80,8%</text:p>
          </table:table-cell>
          <table:table-cell office:value-type="float" office:value="37074146" table:style-name="ce53">
            <text:p>37.074.14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020651176938591" table:style-name="ce54">
            <text:p>88,0%</text:p>
          </table:table-cell>
          <table:table-cell office:value-type="percentage" office:value="0.78131769973506238" table:style-name="ce54">
            <text:p>78,1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18T15:24:22Z</meta:creation-date>
    <dc:date>2021-10-18T15:33:06Z</dc:date>
  </office:meta>
</office:document-meta>
</file>